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2pt"/>
    </style:style>
    <style:style style:name="co2" style:family="table-column">
      <style:table-column-properties fo:break-before="auto" style:column-width="102.1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ESPD2016_1021_152432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Model Name</text:p>
          </table:table-cell>
          <table:table-cell office:value-type="string" calcext:value-type="string">
            <text:p>GS1160</text:p>
          </table:table-cell>
        </table:table-row>
        <table:table-row table:style-name="ro1">
          <table:table-cell office:value-type="string" calcext:value-type="string">
            <text:p>Serial Number</text:p>
          </table:table-cell>
          <table:table-cell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2016/10/21_15:24:32</text:p>
          </table:table-cell>
        </table:table-row>
        <table:table-row table:style-name="ro1">
          <table:table-cell office:value-type="string" calcext:value-type="string">
            <text:p>Memo</text:p>
          </table:table-cell>
          <table:table-cell/>
        </table:table-row>
        <table:table-row table:style-name="ro1">
          <table:table-cell office:value-type="string" calcext:value-type="string">
            <text:p>I-Time</text:p>
          </table:table-cell>
          <table:table-cell office:value-type="float" office:value="31000" calcext:value-type="float">
            <text:p>31000</text:p>
          </table:table-cell>
        </table:table-row>
        <table:table-row table:style-name="ro1">
          <table:table-cell office:value-type="string" calcext:value-type="string">
            <text:p>Lv</text:p>
          </table:table-cell>
          <table:table-cell office:value-type="float" office:value="25.253563" calcext:value-type="float">
            <text:p>25.253563</text:p>
          </table:table-cell>
        </table:table-row>
        <table:table-row table:style-name="ro1">
          <table:table-cell office:value-type="string" calcext:value-type="string">
            <text:p>CC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uv</text:p>
          </table:table-cell>
          <table:table-cell office:value-type="float" office:value="0.530374" calcext:value-type="float">
            <text:p>0.530374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42.45108" calcext:value-type="float">
            <text:p>42.45108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25.253563" calcext:value-type="float">
            <text:p>25.253563</text:p>
          </table:table-cell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2.612434" calcext:value-type="float">
            <text:p>2.612434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0.603709" calcext:value-type="float">
            <text:p>0.603709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0.359138" calcext:value-type="float">
            <text:p>0.359138</text:p>
          </table:table-cell>
        </table:table-row>
        <table:table-row table:style-name="ro1">
          <table:table-cell office:value-type="string" calcext:value-type="string">
            <text:p>u'</text:p>
          </table:table-cell>
          <table:table-cell office:value-type="float" office:value="0.39573" calcext:value-type="float">
            <text:p>0.39573</text:p>
          </table:table-cell>
        </table:table-row>
        <table:table-row table:style-name="ro1">
          <table:table-cell office:value-type="string" calcext:value-type="string">
            <text:p>v'</text:p>
          </table:table-cell>
          <table:table-cell office:value-type="float" office:value="0.529682" calcext:value-type="float">
            <text:p>0.529682</text:p>
          </table:table-cell>
        </table:table-row>
        <table:table-row table:style-name="ro1">
          <table:table-cell office:value-type="string" calcext:value-type="string">
            <text:p>x10</text:p>
          </table:table-cell>
          <table:table-cell office:value-type="float" office:value="0.604662" calcext:value-type="float">
            <text:p>0.604662</text:p>
          </table:table-cell>
        </table:table-row>
        <table:table-row table:style-name="ro1">
          <table:table-cell office:value-type="string" calcext:value-type="string">
            <text:p>y10</text:p>
          </table:table-cell>
          <table:table-cell office:value-type="float" office:value="0.357229" calcext:value-type="float">
            <text:p>0.357229</text:p>
          </table:table-cell>
        </table:table-row>
        <table:table-row table:style-name="ro1">
          <table:table-cell office:value-type="string" calcext:value-type="string">
            <text:p>u'10</text:p>
          </table:table-cell>
          <table:table-cell office:value-type="float" office:value="0.397973" calcext:value-type="float">
            <text:p>0.397973</text:p>
          </table:table-cell>
        </table:table-row>
        <table:table-row table:style-name="ro1">
          <table:table-cell office:value-type="string" calcext:value-type="string">
            <text:p>v'10</text:p>
          </table:table-cell>
          <table:table-cell office:value-type="float" office:value="0.529017" calcext:value-type="float">
            <text:p>0.529017</text:p>
          </table:table-cell>
        </table:table-row>
        <table:table-row table:style-name="ro1">
          <table:table-cell office:value-type="string" calcext:value-type="string">
            <text:p>dx</text:p>
          </table:table-cell>
          <table:table-cell office:value-type="float" office:value="0.603709" calcext:value-type="float">
            <text:p>0.603709</text:p>
          </table:table-cell>
        </table:table-row>
        <table:table-row table:style-name="ro1">
          <table:table-cell office:value-type="string" calcext:value-type="string">
            <text:p>dy</text:p>
          </table:table-cell>
          <table:table-cell office:value-type="float" office:value="0.359138" calcext:value-type="float">
            <text:p>0.359138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float" office:value="0.39573" calcext:value-type="float">
            <text:p>0.39573</text:p>
          </table:table-cell>
        </table:table-row>
        <table:table-row table:style-name="ro1">
          <table:table-cell office:value-type="string" calcext:value-type="string">
            <text:p>dv</text:p>
          </table:table-cell>
          <table:table-cell office:value-type="float" office:value="0.529682" calcext:value-type="float">
            <text:p>0.529682</text:p>
          </table:table-cell>
        </table:table-row>
        <table:table-row table:style-name="ro1">
          <table:table-cell office:value-type="string" calcext:value-type="string">
            <text:p>LambdaD</text:p>
          </table:table-cell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string" calcext:value-type="string">
            <text:p>Purity</text:p>
          </table:table-cell>
          <table:table-cell office:value-type="float" office:value="0.893191" calcext:value-type="float">
            <text:p>0.893191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mbdaP</text:p>
          </table:table-cell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string" calcext:value-type="string">
            <text:p>LambdaPValue</text:p>
          </table:table-cell>
          <table:table-cell office:value-type="float" office:value="1.288509" calcext:value-type="float">
            <text:p>1.288509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0.275555" calcext:value-type="float">
            <text:p>0.275555</text:p>
          </table:table-cell>
        </table:table-row>
        <table:table-row table:style-name="ro1">
          <table:table-cell office:value-type="string" calcext:value-type="string">
            <text:p>380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81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82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83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84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85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86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87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88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89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90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91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92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93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94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95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96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97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98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99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00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01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02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03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04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05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06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07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08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09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10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11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12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13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14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15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16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17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18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19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20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21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22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23nm</text:p>
          </table:table-cell>
          <table:table-cell office:value-type="float" office:value="0.000001" calcext:value-type="float">
            <text:p>0.000001</text:p>
          </table:table-cell>
        </table:table-row>
        <table:table-row table:style-name="ro1">
          <table:table-cell office:value-type="string" calcext:value-type="string">
            <text:p>424nm</text:p>
          </table:table-cell>
          <table:table-cell office:value-type="float" office:value="0.000018" calcext:value-type="float">
            <text:p>0.000018</text:p>
          </table:table-cell>
        </table:table-row>
        <table:table-row table:style-name="ro1">
          <table:table-cell office:value-type="string" calcext:value-type="string">
            <text:p>425nm</text:p>
          </table:table-cell>
          <table:table-cell office:value-type="float" office:value="0.000052" calcext:value-type="float">
            <text:p>0.000052</text:p>
          </table:table-cell>
        </table:table-row>
        <table:table-row table:style-name="ro1">
          <table:table-cell office:value-type="string" calcext:value-type="string">
            <text:p>426nm</text:p>
          </table:table-cell>
          <table:table-cell office:value-type="float" office:value="0.000291" calcext:value-type="float">
            <text:p>0.000291</text:p>
          </table:table-cell>
        </table:table-row>
        <table:table-row table:style-name="ro1">
          <table:table-cell office:value-type="string" calcext:value-type="string">
            <text:p>427nm</text:p>
          </table:table-cell>
          <table:table-cell office:value-type="float" office:value="0.000952" calcext:value-type="float">
            <text:p>0.000952</text:p>
          </table:table-cell>
        </table:table-row>
        <table:table-row table:style-name="ro1">
          <table:table-cell office:value-type="string" calcext:value-type="string">
            <text:p>428nm</text:p>
          </table:table-cell>
          <table:table-cell office:value-type="float" office:value="0.002037" calcext:value-type="float">
            <text:p>0.002037</text:p>
          </table:table-cell>
        </table:table-row>
        <table:table-row table:style-name="ro1">
          <table:table-cell office:value-type="string" calcext:value-type="string">
            <text:p>429nm</text:p>
          </table:table-cell>
          <table:table-cell office:value-type="float" office:value="0.003534" calcext:value-type="float">
            <text:p>0.003534</text:p>
          </table:table-cell>
        </table:table-row>
        <table:table-row table:style-name="ro1">
          <table:table-cell office:value-type="string" calcext:value-type="string">
            <text:p>430nm</text:p>
          </table:table-cell>
          <table:table-cell office:value-type="float" office:value="0.005244" calcext:value-type="float">
            <text:p>0.005244</text:p>
          </table:table-cell>
        </table:table-row>
        <table:table-row table:style-name="ro1">
          <table:table-cell office:value-type="string" calcext:value-type="string">
            <text:p>431nm</text:p>
          </table:table-cell>
          <table:table-cell office:value-type="float" office:value="0.007103" calcext:value-type="float">
            <text:p>0.007103</text:p>
          </table:table-cell>
        </table:table-row>
        <table:table-row table:style-name="ro1">
          <table:table-cell office:value-type="string" calcext:value-type="string">
            <text:p>432nm</text:p>
          </table:table-cell>
          <table:table-cell office:value-type="float" office:value="0.008727" calcext:value-type="float">
            <text:p>0.008727</text:p>
          </table:table-cell>
        </table:table-row>
        <table:table-row table:style-name="ro1">
          <table:table-cell office:value-type="string" calcext:value-type="string">
            <text:p>433nm</text:p>
          </table:table-cell>
          <table:table-cell office:value-type="float" office:value="0.010084" calcext:value-type="float">
            <text:p>0.010084</text:p>
          </table:table-cell>
        </table:table-row>
        <table:table-row table:style-name="ro1">
          <table:table-cell office:value-type="string" calcext:value-type="string">
            <text:p>434nm</text:p>
          </table:table-cell>
          <table:table-cell office:value-type="float" office:value="0.011554" calcext:value-type="float">
            <text:p>0.011554</text:p>
          </table:table-cell>
        </table:table-row>
        <table:table-row table:style-name="ro1">
          <table:table-cell office:value-type="string" calcext:value-type="string">
            <text:p>435nm</text:p>
          </table:table-cell>
          <table:table-cell office:value-type="float" office:value="0.013519" calcext:value-type="float">
            <text:p>0.013519</text:p>
          </table:table-cell>
        </table:table-row>
        <table:table-row table:style-name="ro1">
          <table:table-cell office:value-type="string" calcext:value-type="string">
            <text:p>436nm</text:p>
          </table:table-cell>
          <table:table-cell office:value-type="float" office:value="0.015982" calcext:value-type="float">
            <text:p>0.015982</text:p>
          </table:table-cell>
        </table:table-row>
        <table:table-row table:style-name="ro1">
          <table:table-cell office:value-type="string" calcext:value-type="string">
            <text:p>437nm</text:p>
          </table:table-cell>
          <table:table-cell office:value-type="float" office:value="0.018683" calcext:value-type="float">
            <text:p>0.018683</text:p>
          </table:table-cell>
        </table:table-row>
        <table:table-row table:style-name="ro1">
          <table:table-cell office:value-type="string" calcext:value-type="string">
            <text:p>438nm</text:p>
          </table:table-cell>
          <table:table-cell office:value-type="float" office:value="0.021443" calcext:value-type="float">
            <text:p>0.021443</text:p>
          </table:table-cell>
        </table:table-row>
        <table:table-row table:style-name="ro1">
          <table:table-cell office:value-type="string" calcext:value-type="string">
            <text:p>439nm</text:p>
          </table:table-cell>
          <table:table-cell office:value-type="float" office:value="0.024298" calcext:value-type="float">
            <text:p>0.024298</text:p>
          </table:table-cell>
        </table:table-row>
        <table:table-row table:style-name="ro1">
          <table:table-cell office:value-type="string" calcext:value-type="string">
            <text:p>440nm</text:p>
          </table:table-cell>
          <table:table-cell office:value-type="float" office:value="0.027234" calcext:value-type="float">
            <text:p>0.027234</text:p>
          </table:table-cell>
        </table:table-row>
        <table:table-row table:style-name="ro1">
          <table:table-cell office:value-type="string" calcext:value-type="string">
            <text:p>441nm</text:p>
          </table:table-cell>
          <table:table-cell office:value-type="float" office:value="0.03025" calcext:value-type="float">
            <text:p>0.03025</text:p>
          </table:table-cell>
        </table:table-row>
        <table:table-row table:style-name="ro1">
          <table:table-cell office:value-type="string" calcext:value-type="string">
            <text:p>442nm</text:p>
          </table:table-cell>
          <table:table-cell office:value-type="float" office:value="0.033737" calcext:value-type="float">
            <text:p>0.033737</text:p>
          </table:table-cell>
        </table:table-row>
        <table:table-row table:style-name="ro1">
          <table:table-cell office:value-type="string" calcext:value-type="string">
            <text:p>443nm</text:p>
          </table:table-cell>
          <table:table-cell office:value-type="float" office:value="0.037687" calcext:value-type="float">
            <text:p>0.037687</text:p>
          </table:table-cell>
        </table:table-row>
        <table:table-row table:style-name="ro1">
          <table:table-cell office:value-type="string" calcext:value-type="string">
            <text:p>444nm</text:p>
          </table:table-cell>
          <table:table-cell office:value-type="float" office:value="0.042115" calcext:value-type="float">
            <text:p>0.042115</text:p>
          </table:table-cell>
        </table:table-row>
        <table:table-row table:style-name="ro1">
          <table:table-cell office:value-type="string" calcext:value-type="string">
            <text:p>445nm</text:p>
          </table:table-cell>
          <table:table-cell office:value-type="float" office:value="0.046617" calcext:value-type="float">
            <text:p>0.046617</text:p>
          </table:table-cell>
        </table:table-row>
        <table:table-row table:style-name="ro1">
          <table:table-cell office:value-type="string" calcext:value-type="string">
            <text:p>446nm</text:p>
          </table:table-cell>
          <table:table-cell office:value-type="float" office:value="0.051161" calcext:value-type="float">
            <text:p>0.051161</text:p>
          </table:table-cell>
        </table:table-row>
        <table:table-row table:style-name="ro1">
          <table:table-cell office:value-type="string" calcext:value-type="string">
            <text:p>447nm</text:p>
          </table:table-cell>
          <table:table-cell office:value-type="float" office:value="0.055229" calcext:value-type="float">
            <text:p>0.055229</text:p>
          </table:table-cell>
        </table:table-row>
        <table:table-row table:style-name="ro1">
          <table:table-cell office:value-type="string" calcext:value-type="string">
            <text:p>448nm</text:p>
          </table:table-cell>
          <table:table-cell office:value-type="float" office:value="0.058687" calcext:value-type="float">
            <text:p>0.058687</text:p>
          </table:table-cell>
        </table:table-row>
        <table:table-row table:style-name="ro1">
          <table:table-cell office:value-type="string" calcext:value-type="string">
            <text:p>449nm</text:p>
          </table:table-cell>
          <table:table-cell office:value-type="float" office:value="0.061446" calcext:value-type="float">
            <text:p>0.061446</text:p>
          </table:table-cell>
        </table:table-row>
        <table:table-row table:style-name="ro1">
          <table:table-cell office:value-type="string" calcext:value-type="string">
            <text:p>450nm</text:p>
          </table:table-cell>
          <table:table-cell office:value-type="float" office:value="0.063771" calcext:value-type="float">
            <text:p>0.063771</text:p>
          </table:table-cell>
        </table:table-row>
        <table:table-row table:style-name="ro1">
          <table:table-cell office:value-type="string" calcext:value-type="string">
            <text:p>451nm</text:p>
          </table:table-cell>
          <table:table-cell office:value-type="float" office:value="0.065771" calcext:value-type="float">
            <text:p>0.065771</text:p>
          </table:table-cell>
        </table:table-row>
        <table:table-row table:style-name="ro1">
          <table:table-cell office:value-type="string" calcext:value-type="string">
            <text:p>452nm</text:p>
          </table:table-cell>
          <table:table-cell office:value-type="float" office:value="0.066961" calcext:value-type="float">
            <text:p>0.066961</text:p>
          </table:table-cell>
        </table:table-row>
        <table:table-row table:style-name="ro1">
          <table:table-cell office:value-type="string" calcext:value-type="string">
            <text:p>453nm</text:p>
          </table:table-cell>
          <table:table-cell office:value-type="float" office:value="0.067368" calcext:value-type="float">
            <text:p>0.067368</text:p>
          </table:table-cell>
        </table:table-row>
        <table:table-row table:style-name="ro1">
          <table:table-cell office:value-type="string" calcext:value-type="string">
            <text:p>454nm</text:p>
          </table:table-cell>
          <table:table-cell office:value-type="float" office:value="0.066808" calcext:value-type="float">
            <text:p>0.066808</text:p>
          </table:table-cell>
        </table:table-row>
        <table:table-row table:style-name="ro1">
          <table:table-cell office:value-type="string" calcext:value-type="string">
            <text:p>455nm</text:p>
          </table:table-cell>
          <table:table-cell office:value-type="float" office:value="0.065096" calcext:value-type="float">
            <text:p>0.065096</text:p>
          </table:table-cell>
        </table:table-row>
        <table:table-row table:style-name="ro1">
          <table:table-cell office:value-type="string" calcext:value-type="string">
            <text:p>456nm</text:p>
          </table:table-cell>
          <table:table-cell office:value-type="float" office:value="0.062439" calcext:value-type="float">
            <text:p>0.062439</text:p>
          </table:table-cell>
        </table:table-row>
        <table:table-row table:style-name="ro1">
          <table:table-cell office:value-type="string" calcext:value-type="string">
            <text:p>457nm</text:p>
          </table:table-cell>
          <table:table-cell office:value-type="float" office:value="0.059155" calcext:value-type="float">
            <text:p>0.059155</text:p>
          </table:table-cell>
        </table:table-row>
        <table:table-row table:style-name="ro1">
          <table:table-cell office:value-type="string" calcext:value-type="string">
            <text:p>458nm</text:p>
          </table:table-cell>
          <table:table-cell office:value-type="float" office:value="0.056072" calcext:value-type="float">
            <text:p>0.056072</text:p>
          </table:table-cell>
        </table:table-row>
        <table:table-row table:style-name="ro1">
          <table:table-cell office:value-type="string" calcext:value-type="string">
            <text:p>459nm</text:p>
          </table:table-cell>
          <table:table-cell office:value-type="float" office:value="0.053103" calcext:value-type="float">
            <text:p>0.053103</text:p>
          </table:table-cell>
        </table:table-row>
        <table:table-row table:style-name="ro1">
          <table:table-cell office:value-type="string" calcext:value-type="string">
            <text:p>460nm</text:p>
          </table:table-cell>
          <table:table-cell office:value-type="float" office:value="0.049542" calcext:value-type="float">
            <text:p>0.049542</text:p>
          </table:table-cell>
        </table:table-row>
        <table:table-row table:style-name="ro1">
          <table:table-cell office:value-type="string" calcext:value-type="string">
            <text:p>461nm</text:p>
          </table:table-cell>
          <table:table-cell office:value-type="float" office:value="0.04532" calcext:value-type="float">
            <text:p>0.04532</text:p>
          </table:table-cell>
        </table:table-row>
        <table:table-row table:style-name="ro1">
          <table:table-cell office:value-type="string" calcext:value-type="string">
            <text:p>462nm</text:p>
          </table:table-cell>
          <table:table-cell office:value-type="float" office:value="0.041091" calcext:value-type="float">
            <text:p>0.041091</text:p>
          </table:table-cell>
        </table:table-row>
        <table:table-row table:style-name="ro1">
          <table:table-cell office:value-type="string" calcext:value-type="string">
            <text:p>463nm</text:p>
          </table:table-cell>
          <table:table-cell office:value-type="float" office:value="0.037793" calcext:value-type="float">
            <text:p>0.037793</text:p>
          </table:table-cell>
        </table:table-row>
        <table:table-row table:style-name="ro1">
          <table:table-cell office:value-type="string" calcext:value-type="string">
            <text:p>464nm</text:p>
          </table:table-cell>
          <table:table-cell office:value-type="float" office:value="0.035413" calcext:value-type="float">
            <text:p>0.035413</text:p>
          </table:table-cell>
        </table:table-row>
        <table:table-row table:style-name="ro1">
          <table:table-cell office:value-type="string" calcext:value-type="string">
            <text:p>465nm</text:p>
          </table:table-cell>
          <table:table-cell office:value-type="float" office:value="0.033232" calcext:value-type="float">
            <text:p>0.033232</text:p>
          </table:table-cell>
        </table:table-row>
        <table:table-row table:style-name="ro1">
          <table:table-cell office:value-type="string" calcext:value-type="string">
            <text:p>466nm</text:p>
          </table:table-cell>
          <table:table-cell office:value-type="float" office:value="0.030885" calcext:value-type="float">
            <text:p>0.030885</text:p>
          </table:table-cell>
        </table:table-row>
        <table:table-row table:style-name="ro1">
          <table:table-cell office:value-type="string" calcext:value-type="string">
            <text:p>467nm</text:p>
          </table:table-cell>
          <table:table-cell office:value-type="float" office:value="0.028599" calcext:value-type="float">
            <text:p>0.028599</text:p>
          </table:table-cell>
        </table:table-row>
        <table:table-row table:style-name="ro1">
          <table:table-cell office:value-type="string" calcext:value-type="string">
            <text:p>468nm</text:p>
          </table:table-cell>
          <table:table-cell office:value-type="float" office:value="0.026689" calcext:value-type="float">
            <text:p>0.026689</text:p>
          </table:table-cell>
        </table:table-row>
        <table:table-row table:style-name="ro1">
          <table:table-cell office:value-type="string" calcext:value-type="string">
            <text:p>469nm</text:p>
          </table:table-cell>
          <table:table-cell office:value-type="float" office:value="0.025158" calcext:value-type="float">
            <text:p>0.025158</text:p>
          </table:table-cell>
        </table:table-row>
        <table:table-row table:style-name="ro1">
          <table:table-cell office:value-type="string" calcext:value-type="string">
            <text:p>470nm</text:p>
          </table:table-cell>
          <table:table-cell office:value-type="float" office:value="0.023872" calcext:value-type="float">
            <text:p>0.023872</text:p>
          </table:table-cell>
        </table:table-row>
        <table:table-row table:style-name="ro1">
          <table:table-cell office:value-type="string" calcext:value-type="string">
            <text:p>471nm</text:p>
          </table:table-cell>
          <table:table-cell office:value-type="float" office:value="0.02267" calcext:value-type="float">
            <text:p>0.02267</text:p>
          </table:table-cell>
        </table:table-row>
        <table:table-row table:style-name="ro1">
          <table:table-cell office:value-type="string" calcext:value-type="string">
            <text:p>472nm</text:p>
          </table:table-cell>
          <table:table-cell office:value-type="float" office:value="0.021349" calcext:value-type="float">
            <text:p>0.021349</text:p>
          </table:table-cell>
        </table:table-row>
        <table:table-row table:style-name="ro1">
          <table:table-cell office:value-type="string" calcext:value-type="string">
            <text:p>473nm</text:p>
          </table:table-cell>
          <table:table-cell office:value-type="float" office:value="0.019672" calcext:value-type="float">
            <text:p>0.019672</text:p>
          </table:table-cell>
        </table:table-row>
        <table:table-row table:style-name="ro1">
          <table:table-cell office:value-type="string" calcext:value-type="string">
            <text:p>474nm</text:p>
          </table:table-cell>
          <table:table-cell office:value-type="float" office:value="0.01766" calcext:value-type="float">
            <text:p>0.01766</text:p>
          </table:table-cell>
        </table:table-row>
        <table:table-row table:style-name="ro1">
          <table:table-cell office:value-type="string" calcext:value-type="string">
            <text:p>475nm</text:p>
          </table:table-cell>
          <table:table-cell office:value-type="float" office:value="0.01588" calcext:value-type="float">
            <text:p>0.01588</text:p>
          </table:table-cell>
        </table:table-row>
        <table:table-row table:style-name="ro1">
          <table:table-cell office:value-type="string" calcext:value-type="string">
            <text:p>476nm</text:p>
          </table:table-cell>
          <table:table-cell office:value-type="float" office:value="0.014491" calcext:value-type="float">
            <text:p>0.014491</text:p>
          </table:table-cell>
        </table:table-row>
        <table:table-row table:style-name="ro1">
          <table:table-cell office:value-type="string" calcext:value-type="string">
            <text:p>477nm</text:p>
          </table:table-cell>
          <table:table-cell office:value-type="float" office:value="0.013493" calcext:value-type="float">
            <text:p>0.013493</text:p>
          </table:table-cell>
        </table:table-row>
        <table:table-row table:style-name="ro1">
          <table:table-cell office:value-type="string" calcext:value-type="string">
            <text:p>478nm</text:p>
          </table:table-cell>
          <table:table-cell office:value-type="float" office:value="0.012531" calcext:value-type="float">
            <text:p>0.012531</text:p>
          </table:table-cell>
        </table:table-row>
        <table:table-row table:style-name="ro1">
          <table:table-cell office:value-type="string" calcext:value-type="string">
            <text:p>479nm</text:p>
          </table:table-cell>
          <table:table-cell office:value-type="float" office:value="0.011598" calcext:value-type="float">
            <text:p>0.011598</text:p>
          </table:table-cell>
        </table:table-row>
        <table:table-row table:style-name="ro1">
          <table:table-cell office:value-type="string" calcext:value-type="string">
            <text:p>480nm</text:p>
          </table:table-cell>
          <table:table-cell office:value-type="float" office:value="0.010585" calcext:value-type="float">
            <text:p>0.010585</text:p>
          </table:table-cell>
        </table:table-row>
        <table:table-row table:style-name="ro1">
          <table:table-cell office:value-type="string" calcext:value-type="string">
            <text:p>481nm</text:p>
          </table:table-cell>
          <table:table-cell office:value-type="float" office:value="0.009474" calcext:value-type="float">
            <text:p>0.009474</text:p>
          </table:table-cell>
        </table:table-row>
        <table:table-row table:style-name="ro1">
          <table:table-cell office:value-type="string" calcext:value-type="string">
            <text:p>482nm</text:p>
          </table:table-cell>
          <table:table-cell office:value-type="float" office:value="0.008432" calcext:value-type="float">
            <text:p>0.008432</text:p>
          </table:table-cell>
        </table:table-row>
        <table:table-row table:style-name="ro1">
          <table:table-cell office:value-type="string" calcext:value-type="string">
            <text:p>483nm</text:p>
          </table:table-cell>
          <table:table-cell office:value-type="float" office:value="0.007667" calcext:value-type="float">
            <text:p>0.007667</text:p>
          </table:table-cell>
        </table:table-row>
        <table:table-row table:style-name="ro1">
          <table:table-cell office:value-type="string" calcext:value-type="string">
            <text:p>484nm</text:p>
          </table:table-cell>
          <table:table-cell office:value-type="float" office:value="0.007186" calcext:value-type="float">
            <text:p>0.007186</text:p>
          </table:table-cell>
        </table:table-row>
        <table:table-row table:style-name="ro1">
          <table:table-cell office:value-type="string" calcext:value-type="string">
            <text:p>485nm</text:p>
          </table:table-cell>
          <table:table-cell office:value-type="float" office:value="0.006876" calcext:value-type="float">
            <text:p>0.006876</text:p>
          </table:table-cell>
        </table:table-row>
        <table:table-row table:style-name="ro1">
          <table:table-cell office:value-type="string" calcext:value-type="string">
            <text:p>486nm</text:p>
          </table:table-cell>
          <table:table-cell office:value-type="float" office:value="0.006622" calcext:value-type="float">
            <text:p>0.006622</text:p>
          </table:table-cell>
        </table:table-row>
        <table:table-row table:style-name="ro1">
          <table:table-cell office:value-type="string" calcext:value-type="string">
            <text:p>487nm</text:p>
          </table:table-cell>
          <table:table-cell office:value-type="float" office:value="0.006292" calcext:value-type="float">
            <text:p>0.006292</text:p>
          </table:table-cell>
        </table:table-row>
        <table:table-row table:style-name="ro1">
          <table:table-cell office:value-type="string" calcext:value-type="string">
            <text:p>488nm</text:p>
          </table:table-cell>
          <table:table-cell office:value-type="float" office:value="0.005757" calcext:value-type="float">
            <text:p>0.005757</text:p>
          </table:table-cell>
        </table:table-row>
        <table:table-row table:style-name="ro1">
          <table:table-cell office:value-type="string" calcext:value-type="string">
            <text:p>489nm</text:p>
          </table:table-cell>
          <table:table-cell office:value-type="float" office:value="0.005003" calcext:value-type="float">
            <text:p>0.005003</text:p>
          </table:table-cell>
        </table:table-row>
        <table:table-row table:style-name="ro1">
          <table:table-cell office:value-type="string" calcext:value-type="string">
            <text:p>490nm</text:p>
          </table:table-cell>
          <table:table-cell office:value-type="float" office:value="0.00407" calcext:value-type="float">
            <text:p>0.00407</text:p>
          </table:table-cell>
        </table:table-row>
        <table:table-row table:style-name="ro1">
          <table:table-cell office:value-type="string" calcext:value-type="string">
            <text:p>491nm</text:p>
          </table:table-cell>
          <table:table-cell office:value-type="float" office:value="0.003036" calcext:value-type="float">
            <text:p>0.003036</text:p>
          </table:table-cell>
        </table:table-row>
        <table:table-row table:style-name="ro1">
          <table:table-cell office:value-type="string" calcext:value-type="string">
            <text:p>492nm</text:p>
          </table:table-cell>
          <table:table-cell office:value-type="float" office:value="0.002416" calcext:value-type="float">
            <text:p>0.002416</text:p>
          </table:table-cell>
        </table:table-row>
        <table:table-row table:style-name="ro1">
          <table:table-cell office:value-type="string" calcext:value-type="string">
            <text:p>493nm</text:p>
          </table:table-cell>
          <table:table-cell office:value-type="float" office:value="0.002537" calcext:value-type="float">
            <text:p>0.002537</text:p>
          </table:table-cell>
        </table:table-row>
        <table:table-row table:style-name="ro1">
          <table:table-cell office:value-type="string" calcext:value-type="string">
            <text:p>494nm</text:p>
          </table:table-cell>
          <table:table-cell office:value-type="float" office:value="0.003288" calcext:value-type="float">
            <text:p>0.003288</text:p>
          </table:table-cell>
        </table:table-row>
        <table:table-row table:style-name="ro1">
          <table:table-cell office:value-type="string" calcext:value-type="string">
            <text:p>495nm</text:p>
          </table:table-cell>
          <table:table-cell office:value-type="float" office:value="0.00376" calcext:value-type="float">
            <text:p>0.00376</text:p>
          </table:table-cell>
        </table:table-row>
        <table:table-row table:style-name="ro1">
          <table:table-cell office:value-type="string" calcext:value-type="string">
            <text:p>496nm</text:p>
          </table:table-cell>
          <table:table-cell office:value-type="float" office:value="0.003714" calcext:value-type="float">
            <text:p>0.003714</text:p>
          </table:table-cell>
        </table:table-row>
        <table:table-row table:style-name="ro1">
          <table:table-cell office:value-type="string" calcext:value-type="string">
            <text:p>497nm</text:p>
          </table:table-cell>
          <table:table-cell office:value-type="float" office:value="0.003287" calcext:value-type="float">
            <text:p>0.003287</text:p>
          </table:table-cell>
        </table:table-row>
        <table:table-row table:style-name="ro1">
          <table:table-cell office:value-type="string" calcext:value-type="string">
            <text:p>498nm</text:p>
          </table:table-cell>
          <table:table-cell office:value-type="float" office:value="0.002895" calcext:value-type="float">
            <text:p>0.002895</text:p>
          </table:table-cell>
        </table:table-row>
        <table:table-row table:style-name="ro1">
          <table:table-cell office:value-type="string" calcext:value-type="string">
            <text:p>499nm</text:p>
          </table:table-cell>
          <table:table-cell office:value-type="float" office:value="0.002564" calcext:value-type="float">
            <text:p>0.002564</text:p>
          </table:table-cell>
        </table:table-row>
        <table:table-row table:style-name="ro1">
          <table:table-cell office:value-type="string" calcext:value-type="string">
            <text:p>500nm</text:p>
          </table:table-cell>
          <table:table-cell office:value-type="float" office:value="0.002326" calcext:value-type="float">
            <text:p>0.002326</text:p>
          </table:table-cell>
        </table:table-row>
        <table:table-row table:style-name="ro1">
          <table:table-cell office:value-type="string" calcext:value-type="string">
            <text:p>501nm</text:p>
          </table:table-cell>
          <table:table-cell office:value-type="float" office:value="0.002171" calcext:value-type="float">
            <text:p>0.002171</text:p>
          </table:table-cell>
        </table:table-row>
        <table:table-row table:style-name="ro1">
          <table:table-cell office:value-type="string" calcext:value-type="string">
            <text:p>502nm</text:p>
          </table:table-cell>
          <table:table-cell office:value-type="float" office:value="0.00204" calcext:value-type="float">
            <text:p>0.00204</text:p>
          </table:table-cell>
        </table:table-row>
        <table:table-row table:style-name="ro1">
          <table:table-cell office:value-type="string" calcext:value-type="string">
            <text:p>503nm</text:p>
          </table:table-cell>
          <table:table-cell office:value-type="float" office:value="0.001869" calcext:value-type="float">
            <text:p>0.001869</text:p>
          </table:table-cell>
        </table:table-row>
        <table:table-row table:style-name="ro1">
          <table:table-cell office:value-type="string" calcext:value-type="string">
            <text:p>504nm</text:p>
          </table:table-cell>
          <table:table-cell office:value-type="float" office:value="0.001764" calcext:value-type="float">
            <text:p>0.001764</text:p>
          </table:table-cell>
        </table:table-row>
        <table:table-row table:style-name="ro1">
          <table:table-cell office:value-type="string" calcext:value-type="string">
            <text:p>505nm</text:p>
          </table:table-cell>
          <table:table-cell office:value-type="float" office:value="0.001912" calcext:value-type="float">
            <text:p>0.001912</text:p>
          </table:table-cell>
        </table:table-row>
        <table:table-row table:style-name="ro1">
          <table:table-cell office:value-type="string" calcext:value-type="string">
            <text:p>506nm</text:p>
          </table:table-cell>
          <table:table-cell office:value-type="float" office:value="0.002317" calcext:value-type="float">
            <text:p>0.002317</text:p>
          </table:table-cell>
        </table:table-row>
        <table:table-row table:style-name="ro1">
          <table:table-cell office:value-type="string" calcext:value-type="string">
            <text:p>507nm</text:p>
          </table:table-cell>
          <table:table-cell office:value-type="float" office:value="0.002655" calcext:value-type="float">
            <text:p>0.002655</text:p>
          </table:table-cell>
        </table:table-row>
        <table:table-row table:style-name="ro1">
          <table:table-cell office:value-type="string" calcext:value-type="string">
            <text:p>508nm</text:p>
          </table:table-cell>
          <table:table-cell office:value-type="float" office:value="0.002769" calcext:value-type="float">
            <text:p>0.002769</text:p>
          </table:table-cell>
        </table:table-row>
        <table:table-row table:style-name="ro1">
          <table:table-cell office:value-type="string" calcext:value-type="string">
            <text:p>509nm</text:p>
          </table:table-cell>
          <table:table-cell office:value-type="float" office:value="0.002905" calcext:value-type="float">
            <text:p>0.002905</text:p>
          </table:table-cell>
        </table:table-row>
        <table:table-row table:style-name="ro1">
          <table:table-cell office:value-type="string" calcext:value-type="string">
            <text:p>510nm</text:p>
          </table:table-cell>
          <table:table-cell office:value-type="float" office:value="0.003488" calcext:value-type="float">
            <text:p>0.003488</text:p>
          </table:table-cell>
        </table:table-row>
        <table:table-row table:style-name="ro1">
          <table:table-cell office:value-type="string" calcext:value-type="string">
            <text:p>511nm</text:p>
          </table:table-cell>
          <table:table-cell office:value-type="float" office:value="0.004475" calcext:value-type="float">
            <text:p>0.004475</text:p>
          </table:table-cell>
        </table:table-row>
        <table:table-row table:style-name="ro1">
          <table:table-cell office:value-type="string" calcext:value-type="string">
            <text:p>512nm</text:p>
          </table:table-cell>
          <table:table-cell office:value-type="float" office:value="0.005254" calcext:value-type="float">
            <text:p>0.005254</text:p>
          </table:table-cell>
        </table:table-row>
        <table:table-row table:style-name="ro1">
          <table:table-cell office:value-type="string" calcext:value-type="string">
            <text:p>513nm</text:p>
          </table:table-cell>
          <table:table-cell office:value-type="float" office:value="0.005617" calcext:value-type="float">
            <text:p>0.005617</text:p>
          </table:table-cell>
        </table:table-row>
        <table:table-row table:style-name="ro1">
          <table:table-cell office:value-type="string" calcext:value-type="string">
            <text:p>514nm</text:p>
          </table:table-cell>
          <table:table-cell office:value-type="float" office:value="0.00566" calcext:value-type="float">
            <text:p>0.00566</text:p>
          </table:table-cell>
        </table:table-row>
        <table:table-row table:style-name="ro1">
          <table:table-cell office:value-type="string" calcext:value-type="string">
            <text:p>515nm</text:p>
          </table:table-cell>
          <table:table-cell office:value-type="float" office:value="0.005771" calcext:value-type="float">
            <text:p>0.005771</text:p>
          </table:table-cell>
        </table:table-row>
        <table:table-row table:style-name="ro1">
          <table:table-cell office:value-type="string" calcext:value-type="string">
            <text:p>516nm</text:p>
          </table:table-cell>
          <table:table-cell office:value-type="float" office:value="0.00606" calcext:value-type="float">
            <text:p>0.00606</text:p>
          </table:table-cell>
        </table:table-row>
        <table:table-row table:style-name="ro1">
          <table:table-cell office:value-type="string" calcext:value-type="string">
            <text:p>517nm</text:p>
          </table:table-cell>
          <table:table-cell office:value-type="float" office:value="0.006769" calcext:value-type="float">
            <text:p>0.006769</text:p>
          </table:table-cell>
        </table:table-row>
        <table:table-row table:style-name="ro1">
          <table:table-cell office:value-type="string" calcext:value-type="string">
            <text:p>518nm</text:p>
          </table:table-cell>
          <table:table-cell office:value-type="float" office:value="0.007877" calcext:value-type="float">
            <text:p>0.007877</text:p>
          </table:table-cell>
        </table:table-row>
        <table:table-row table:style-name="ro1">
          <table:table-cell office:value-type="string" calcext:value-type="string">
            <text:p>519nm</text:p>
          </table:table-cell>
          <table:table-cell office:value-type="float" office:value="0.008919" calcext:value-type="float">
            <text:p>0.008919</text:p>
          </table:table-cell>
        </table:table-row>
        <table:table-row table:style-name="ro1">
          <table:table-cell office:value-type="string" calcext:value-type="string">
            <text:p>520nm</text:p>
          </table:table-cell>
          <table:table-cell office:value-type="float" office:value="0.009551" calcext:value-type="float">
            <text:p>0.009551</text:p>
          </table:table-cell>
        </table:table-row>
        <table:table-row table:style-name="ro1">
          <table:table-cell office:value-type="string" calcext:value-type="string">
            <text:p>521nm</text:p>
          </table:table-cell>
          <table:table-cell office:value-type="float" office:value="0.010033" calcext:value-type="float">
            <text:p>0.010033</text:p>
          </table:table-cell>
        </table:table-row>
        <table:table-row table:style-name="ro1">
          <table:table-cell office:value-type="string" calcext:value-type="string">
            <text:p>522nm</text:p>
          </table:table-cell>
          <table:table-cell office:value-type="float" office:value="0.011031" calcext:value-type="float">
            <text:p>0.011031</text:p>
          </table:table-cell>
        </table:table-row>
        <table:table-row table:style-name="ro1">
          <table:table-cell office:value-type="string" calcext:value-type="string">
            <text:p>523nm</text:p>
          </table:table-cell>
          <table:table-cell office:value-type="float" office:value="0.012563" calcext:value-type="float">
            <text:p>0.012563</text:p>
          </table:table-cell>
        </table:table-row>
        <table:table-row table:style-name="ro1">
          <table:table-cell office:value-type="string" calcext:value-type="string">
            <text:p>524nm</text:p>
          </table:table-cell>
          <table:table-cell office:value-type="float" office:value="0.013735" calcext:value-type="float">
            <text:p>0.013735</text:p>
          </table:table-cell>
        </table:table-row>
        <table:table-row table:style-name="ro1">
          <table:table-cell office:value-type="string" calcext:value-type="string">
            <text:p>525nm</text:p>
          </table:table-cell>
          <table:table-cell office:value-type="float" office:value="0.014236" calcext:value-type="float">
            <text:p>0.014236</text:p>
          </table:table-cell>
        </table:table-row>
        <table:table-row table:style-name="ro1">
          <table:table-cell office:value-type="string" calcext:value-type="string">
            <text:p>526nm</text:p>
          </table:table-cell>
          <table:table-cell office:value-type="float" office:value="0.014152" calcext:value-type="float">
            <text:p>0.014152</text:p>
          </table:table-cell>
        </table:table-row>
        <table:table-row table:style-name="ro1">
          <table:table-cell office:value-type="string" calcext:value-type="string">
            <text:p>527nm</text:p>
          </table:table-cell>
          <table:table-cell office:value-type="float" office:value="0.014147" calcext:value-type="float">
            <text:p>0.014147</text:p>
          </table:table-cell>
        </table:table-row>
        <table:table-row table:style-name="ro1">
          <table:table-cell office:value-type="string" calcext:value-type="string">
            <text:p>528nm</text:p>
          </table:table-cell>
          <table:table-cell office:value-type="float" office:value="0.014218" calcext:value-type="float">
            <text:p>0.014218</text:p>
          </table:table-cell>
        </table:table-row>
        <table:table-row table:style-name="ro1">
          <table:table-cell office:value-type="string" calcext:value-type="string">
            <text:p>529nm</text:p>
          </table:table-cell>
          <table:table-cell office:value-type="float" office:value="0.014307" calcext:value-type="float">
            <text:p>0.014307</text:p>
          </table:table-cell>
        </table:table-row>
        <table:table-row table:style-name="ro1">
          <table:table-cell office:value-type="string" calcext:value-type="string">
            <text:p>530nm</text:p>
          </table:table-cell>
          <table:table-cell office:value-type="float" office:value="0.014388" calcext:value-type="float">
            <text:p>0.014388</text:p>
          </table:table-cell>
        </table:table-row>
        <table:table-row table:style-name="ro1">
          <table:table-cell office:value-type="string" calcext:value-type="string">
            <text:p>531nm</text:p>
          </table:table-cell>
          <table:table-cell office:value-type="float" office:value="0.01431" calcext:value-type="float">
            <text:p>0.01431</text:p>
          </table:table-cell>
        </table:table-row>
        <table:table-row table:style-name="ro1">
          <table:table-cell office:value-type="string" calcext:value-type="string">
            <text:p>532nm</text:p>
          </table:table-cell>
          <table:table-cell office:value-type="float" office:value="0.014057" calcext:value-type="float">
            <text:p>0.014057</text:p>
          </table:table-cell>
        </table:table-row>
        <table:table-row table:style-name="ro1">
          <table:table-cell office:value-type="string" calcext:value-type="string">
            <text:p>533nm</text:p>
          </table:table-cell>
          <table:table-cell office:value-type="float" office:value="0.013667" calcext:value-type="float">
            <text:p>0.013667</text:p>
          </table:table-cell>
        </table:table-row>
        <table:table-row table:style-name="ro1">
          <table:table-cell office:value-type="string" calcext:value-type="string">
            <text:p>534nm</text:p>
          </table:table-cell>
          <table:table-cell office:value-type="float" office:value="0.013332" calcext:value-type="float">
            <text:p>0.013332</text:p>
          </table:table-cell>
        </table:table-row>
        <table:table-row table:style-name="ro1">
          <table:table-cell office:value-type="string" calcext:value-type="string">
            <text:p>535nm</text:p>
          </table:table-cell>
          <table:table-cell office:value-type="float" office:value="0.013057" calcext:value-type="float">
            <text:p>0.013057</text:p>
          </table:table-cell>
        </table:table-row>
        <table:table-row table:style-name="ro1">
          <table:table-cell office:value-type="string" calcext:value-type="string">
            <text:p>536nm</text:p>
          </table:table-cell>
          <table:table-cell office:value-type="float" office:value="0.012691" calcext:value-type="float">
            <text:p>0.012691</text:p>
          </table:table-cell>
        </table:table-row>
        <table:table-row table:style-name="ro1">
          <table:table-cell office:value-type="string" calcext:value-type="string">
            <text:p>537nm</text:p>
          </table:table-cell>
          <table:table-cell office:value-type="float" office:value="0.012197" calcext:value-type="float">
            <text:p>0.012197</text:p>
          </table:table-cell>
        </table:table-row>
        <table:table-row table:style-name="ro1">
          <table:table-cell office:value-type="string" calcext:value-type="string">
            <text:p>538nm</text:p>
          </table:table-cell>
          <table:table-cell office:value-type="float" office:value="0.011516" calcext:value-type="float">
            <text:p>0.011516</text:p>
          </table:table-cell>
        </table:table-row>
        <table:table-row table:style-name="ro1">
          <table:table-cell office:value-type="string" calcext:value-type="string">
            <text:p>539nm</text:p>
          </table:table-cell>
          <table:table-cell office:value-type="float" office:value="0.010737" calcext:value-type="float">
            <text:p>0.010737</text:p>
          </table:table-cell>
        </table:table-row>
        <table:table-row table:style-name="ro1">
          <table:table-cell office:value-type="string" calcext:value-type="string">
            <text:p>540nm</text:p>
          </table:table-cell>
          <table:table-cell office:value-type="float" office:value="0.009801" calcext:value-type="float">
            <text:p>0.009801</text:p>
          </table:table-cell>
        </table:table-row>
        <table:table-row table:style-name="ro1">
          <table:table-cell office:value-type="string" calcext:value-type="string">
            <text:p>541nm</text:p>
          </table:table-cell>
          <table:table-cell office:value-type="float" office:value="0.008691" calcext:value-type="float">
            <text:p>0.008691</text:p>
          </table:table-cell>
        </table:table-row>
        <table:table-row table:style-name="ro1">
          <table:table-cell office:value-type="string" calcext:value-type="string">
            <text:p>542nm</text:p>
          </table:table-cell>
          <table:table-cell office:value-type="float" office:value="0.007452" calcext:value-type="float">
            <text:p>0.007452</text:p>
          </table:table-cell>
        </table:table-row>
        <table:table-row table:style-name="ro1">
          <table:table-cell office:value-type="string" calcext:value-type="string">
            <text:p>543nm</text:p>
          </table:table-cell>
          <table:table-cell office:value-type="float" office:value="0.006735" calcext:value-type="float">
            <text:p>0.006735</text:p>
          </table:table-cell>
        </table:table-row>
        <table:table-row table:style-name="ro1">
          <table:table-cell office:value-type="string" calcext:value-type="string">
            <text:p>544nm</text:p>
          </table:table-cell>
          <table:table-cell office:value-type="float" office:value="0.006634" calcext:value-type="float">
            <text:p>0.006634</text:p>
          </table:table-cell>
        </table:table-row>
        <table:table-row table:style-name="ro1">
          <table:table-cell office:value-type="string" calcext:value-type="string">
            <text:p>545nm</text:p>
          </table:table-cell>
          <table:table-cell office:value-type="float" office:value="0.00683" calcext:value-type="float">
            <text:p>0.00683</text:p>
          </table:table-cell>
        </table:table-row>
        <table:table-row table:style-name="ro1">
          <table:table-cell office:value-type="string" calcext:value-type="string">
            <text:p>546nm</text:p>
          </table:table-cell>
          <table:table-cell office:value-type="float" office:value="0.006587" calcext:value-type="float">
            <text:p>0.006587</text:p>
          </table:table-cell>
        </table:table-row>
        <table:table-row table:style-name="ro1">
          <table:table-cell office:value-type="string" calcext:value-type="string">
            <text:p>547nm</text:p>
          </table:table-cell>
          <table:table-cell office:value-type="float" office:value="0.00599" calcext:value-type="float">
            <text:p>0.00599</text:p>
          </table:table-cell>
        </table:table-row>
        <table:table-row table:style-name="ro1">
          <table:table-cell office:value-type="string" calcext:value-type="string">
            <text:p>548nm</text:p>
          </table:table-cell>
          <table:table-cell office:value-type="float" office:value="0.005507" calcext:value-type="float">
            <text:p>0.005507</text:p>
          </table:table-cell>
        </table:table-row>
        <table:table-row table:style-name="ro1">
          <table:table-cell office:value-type="string" calcext:value-type="string">
            <text:p>549nm</text:p>
          </table:table-cell>
          <table:table-cell office:value-type="float" office:value="0.005279" calcext:value-type="float">
            <text:p>0.005279</text:p>
          </table:table-cell>
        </table:table-row>
        <table:table-row table:style-name="ro1">
          <table:table-cell office:value-type="string" calcext:value-type="string">
            <text:p>550nm</text:p>
          </table:table-cell>
          <table:table-cell office:value-type="float" office:value="0.005102" calcext:value-type="float">
            <text:p>0.005102</text:p>
          </table:table-cell>
        </table:table-row>
        <table:table-row table:style-name="ro1">
          <table:table-cell office:value-type="string" calcext:value-type="string">
            <text:p>551nm</text:p>
          </table:table-cell>
          <table:table-cell office:value-type="float" office:value="0.004805" calcext:value-type="float">
            <text:p>0.004805</text:p>
          </table:table-cell>
        </table:table-row>
        <table:table-row table:style-name="ro1">
          <table:table-cell office:value-type="string" calcext:value-type="string">
            <text:p>552nm</text:p>
          </table:table-cell>
          <table:table-cell office:value-type="float" office:value="0.004531" calcext:value-type="float">
            <text:p>0.004531</text:p>
          </table:table-cell>
        </table:table-row>
        <table:table-row table:style-name="ro1">
          <table:table-cell office:value-type="string" calcext:value-type="string">
            <text:p>553nm</text:p>
          </table:table-cell>
          <table:table-cell office:value-type="float" office:value="0.004476" calcext:value-type="float">
            <text:p>0.004476</text:p>
          </table:table-cell>
        </table:table-row>
        <table:table-row table:style-name="ro1">
          <table:table-cell office:value-type="string" calcext:value-type="string">
            <text:p>554nm</text:p>
          </table:table-cell>
          <table:table-cell office:value-type="float" office:value="0.004713" calcext:value-type="float">
            <text:p>0.004713</text:p>
          </table:table-cell>
        </table:table-row>
        <table:table-row table:style-name="ro1">
          <table:table-cell office:value-type="string" calcext:value-type="string">
            <text:p>555nm</text:p>
          </table:table-cell>
          <table:table-cell office:value-type="float" office:value="0.005248" calcext:value-type="float">
            <text:p>0.005248</text:p>
          </table:table-cell>
        </table:table-row>
        <table:table-row table:style-name="ro1">
          <table:table-cell office:value-type="string" calcext:value-type="string">
            <text:p>556nm</text:p>
          </table:table-cell>
          <table:table-cell office:value-type="float" office:value="0.006002" calcext:value-type="float">
            <text:p>0.006002</text:p>
          </table:table-cell>
        </table:table-row>
        <table:table-row table:style-name="ro1">
          <table:table-cell office:value-type="string" calcext:value-type="string">
            <text:p>557nm</text:p>
          </table:table-cell>
          <table:table-cell office:value-type="float" office:value="0.006734" calcext:value-type="float">
            <text:p>0.006734</text:p>
          </table:table-cell>
        </table:table-row>
        <table:table-row table:style-name="ro1">
          <table:table-cell office:value-type="string" calcext:value-type="string">
            <text:p>558nm</text:p>
          </table:table-cell>
          <table:table-cell office:value-type="float" office:value="0.007294" calcext:value-type="float">
            <text:p>0.007294</text:p>
          </table:table-cell>
        </table:table-row>
        <table:table-row table:style-name="ro1">
          <table:table-cell office:value-type="string" calcext:value-type="string">
            <text:p>559nm</text:p>
          </table:table-cell>
          <table:table-cell office:value-type="float" office:value="0.00806" calcext:value-type="float">
            <text:p>0.00806</text:p>
          </table:table-cell>
        </table:table-row>
        <table:table-row table:style-name="ro1">
          <table:table-cell office:value-type="string" calcext:value-type="string">
            <text:p>560nm</text:p>
          </table:table-cell>
          <table:table-cell office:value-type="float" office:value="0.009363" calcext:value-type="float">
            <text:p>0.009363</text:p>
          </table:table-cell>
        </table:table-row>
        <table:table-row table:style-name="ro1">
          <table:table-cell office:value-type="string" calcext:value-type="string">
            <text:p>561nm</text:p>
          </table:table-cell>
          <table:table-cell office:value-type="float" office:value="0.011156" calcext:value-type="float">
            <text:p>0.011156</text:p>
          </table:table-cell>
        </table:table-row>
        <table:table-row table:style-name="ro1">
          <table:table-cell office:value-type="string" calcext:value-type="string">
            <text:p>562nm</text:p>
          </table:table-cell>
          <table:table-cell office:value-type="float" office:value="0.01299" calcext:value-type="float">
            <text:p>0.01299</text:p>
          </table:table-cell>
        </table:table-row>
        <table:table-row table:style-name="ro1">
          <table:table-cell office:value-type="string" calcext:value-type="string">
            <text:p>563nm</text:p>
          </table:table-cell>
          <table:table-cell office:value-type="float" office:value="0.014787" calcext:value-type="float">
            <text:p>0.014787</text:p>
          </table:table-cell>
        </table:table-row>
        <table:table-row table:style-name="ro1">
          <table:table-cell office:value-type="string" calcext:value-type="string">
            <text:p>564nm</text:p>
          </table:table-cell>
          <table:table-cell office:value-type="float" office:value="0.017458" calcext:value-type="float">
            <text:p>0.017458</text:p>
          </table:table-cell>
        </table:table-row>
        <table:table-row table:style-name="ro1">
          <table:table-cell office:value-type="string" calcext:value-type="string">
            <text:p>565nm</text:p>
          </table:table-cell>
          <table:table-cell office:value-type="float" office:value="0.021076" calcext:value-type="float">
            <text:p>0.021076</text:p>
          </table:table-cell>
        </table:table-row>
        <table:table-row table:style-name="ro1">
          <table:table-cell office:value-type="string" calcext:value-type="string">
            <text:p>566nm</text:p>
          </table:table-cell>
          <table:table-cell office:value-type="float" office:value="0.026266" calcext:value-type="float">
            <text:p>0.026266</text:p>
          </table:table-cell>
        </table:table-row>
        <table:table-row table:style-name="ro1">
          <table:table-cell office:value-type="string" calcext:value-type="string">
            <text:p>567nm</text:p>
          </table:table-cell>
          <table:table-cell office:value-type="float" office:value="0.032357" calcext:value-type="float">
            <text:p>0.032357</text:p>
          </table:table-cell>
        </table:table-row>
        <table:table-row table:style-name="ro1">
          <table:table-cell office:value-type="string" calcext:value-type="string">
            <text:p>568nm</text:p>
          </table:table-cell>
          <table:table-cell office:value-type="float" office:value="0.040439" calcext:value-type="float">
            <text:p>0.040439</text:p>
          </table:table-cell>
        </table:table-row>
        <table:table-row table:style-name="ro1">
          <table:table-cell office:value-type="string" calcext:value-type="string">
            <text:p>569nm</text:p>
          </table:table-cell>
          <table:table-cell office:value-type="float" office:value="0.050916" calcext:value-type="float">
            <text:p>0.050916</text:p>
          </table:table-cell>
        </table:table-row>
        <table:table-row table:style-name="ro1">
          <table:table-cell office:value-type="string" calcext:value-type="string">
            <text:p>570nm</text:p>
          </table:table-cell>
          <table:table-cell office:value-type="float" office:value="0.064286" calcext:value-type="float">
            <text:p>0.064286</text:p>
          </table:table-cell>
        </table:table-row>
        <table:table-row table:style-name="ro1">
          <table:table-cell office:value-type="string" calcext:value-type="string">
            <text:p>571nm</text:p>
          </table:table-cell>
          <table:table-cell office:value-type="float" office:value="0.082068" calcext:value-type="float">
            <text:p>0.082068</text:p>
          </table:table-cell>
        </table:table-row>
        <table:table-row table:style-name="ro1">
          <table:table-cell office:value-type="string" calcext:value-type="string">
            <text:p>572nm</text:p>
          </table:table-cell>
          <table:table-cell office:value-type="float" office:value="0.103151" calcext:value-type="float">
            <text:p>0.103151</text:p>
          </table:table-cell>
        </table:table-row>
        <table:table-row table:style-name="ro1">
          <table:table-cell office:value-type="string" calcext:value-type="string">
            <text:p>573nm</text:p>
          </table:table-cell>
          <table:table-cell office:value-type="float" office:value="0.130016" calcext:value-type="float">
            <text:p>0.130016</text:p>
          </table:table-cell>
        </table:table-row>
        <table:table-row table:style-name="ro1">
          <table:table-cell office:value-type="string" calcext:value-type="string">
            <text:p>574nm</text:p>
          </table:table-cell>
          <table:table-cell office:value-type="float" office:value="0.160298" calcext:value-type="float">
            <text:p>0.160298</text:p>
          </table:table-cell>
        </table:table-row>
        <table:table-row table:style-name="ro1">
          <table:table-cell office:value-type="string" calcext:value-type="string">
            <text:p>575nm</text:p>
          </table:table-cell>
          <table:table-cell office:value-type="float" office:value="0.196691" calcext:value-type="float">
            <text:p>0.196691</text:p>
          </table:table-cell>
        </table:table-row>
        <table:table-row table:style-name="ro1">
          <table:table-cell office:value-type="string" calcext:value-type="string">
            <text:p>576nm</text:p>
          </table:table-cell>
          <table:table-cell office:value-type="float" office:value="0.237469" calcext:value-type="float">
            <text:p>0.237469</text:p>
          </table:table-cell>
        </table:table-row>
        <table:table-row table:style-name="ro1">
          <table:table-cell office:value-type="string" calcext:value-type="string">
            <text:p>577nm</text:p>
          </table:table-cell>
          <table:table-cell office:value-type="float" office:value="0.283796" calcext:value-type="float">
            <text:p>0.283796</text:p>
          </table:table-cell>
        </table:table-row>
        <table:table-row table:style-name="ro1">
          <table:table-cell office:value-type="string" calcext:value-type="string">
            <text:p>578nm</text:p>
          </table:table-cell>
          <table:table-cell office:value-type="float" office:value="0.335278" calcext:value-type="float">
            <text:p>0.335278</text:p>
          </table:table-cell>
        </table:table-row>
        <table:table-row table:style-name="ro1">
          <table:table-cell office:value-type="string" calcext:value-type="string">
            <text:p>579nm</text:p>
          </table:table-cell>
          <table:table-cell office:value-type="float" office:value="0.390705" calcext:value-type="float">
            <text:p>0.390705</text:p>
          </table:table-cell>
        </table:table-row>
        <table:table-row table:style-name="ro1">
          <table:table-cell office:value-type="string" calcext:value-type="string">
            <text:p>580nm</text:p>
          </table:table-cell>
          <table:table-cell office:value-type="float" office:value="0.450408" calcext:value-type="float">
            <text:p>0.450408</text:p>
          </table:table-cell>
        </table:table-row>
        <table:table-row table:style-name="ro1">
          <table:table-cell office:value-type="string" calcext:value-type="string">
            <text:p>581nm</text:p>
          </table:table-cell>
          <table:table-cell office:value-type="float" office:value="0.512091" calcext:value-type="float">
            <text:p>0.512091</text:p>
          </table:table-cell>
        </table:table-row>
        <table:table-row table:style-name="ro1">
          <table:table-cell office:value-type="string" calcext:value-type="string">
            <text:p>582nm</text:p>
          </table:table-cell>
          <table:table-cell office:value-type="float" office:value="0.573961" calcext:value-type="float">
            <text:p>0.573961</text:p>
          </table:table-cell>
        </table:table-row>
        <table:table-row table:style-name="ro1">
          <table:table-cell office:value-type="string" calcext:value-type="string">
            <text:p>583nm</text:p>
          </table:table-cell>
          <table:table-cell office:value-type="float" office:value="0.634013" calcext:value-type="float">
            <text:p>0.634013</text:p>
          </table:table-cell>
        </table:table-row>
        <table:table-row table:style-name="ro1">
          <table:table-cell office:value-type="string" calcext:value-type="string">
            <text:p>584nm</text:p>
          </table:table-cell>
          <table:table-cell office:value-type="float" office:value="0.690131" calcext:value-type="float">
            <text:p>0.690131</text:p>
          </table:table-cell>
        </table:table-row>
        <table:table-row table:style-name="ro1">
          <table:table-cell office:value-type="string" calcext:value-type="string">
            <text:p>585nm</text:p>
          </table:table-cell>
          <table:table-cell office:value-type="float" office:value="0.742499" calcext:value-type="float">
            <text:p>0.742499</text:p>
          </table:table-cell>
        </table:table-row>
        <table:table-row table:style-name="ro1">
          <table:table-cell office:value-type="string" calcext:value-type="string">
            <text:p>586nm</text:p>
          </table:table-cell>
          <table:table-cell office:value-type="float" office:value="0.790161" calcext:value-type="float">
            <text:p>0.790161</text:p>
          </table:table-cell>
        </table:table-row>
        <table:table-row table:style-name="ro1">
          <table:table-cell office:value-type="string" calcext:value-type="string">
            <text:p>587nm</text:p>
          </table:table-cell>
          <table:table-cell office:value-type="float" office:value="0.833064" calcext:value-type="float">
            <text:p>0.833064</text:p>
          </table:table-cell>
        </table:table-row>
        <table:table-row table:style-name="ro1">
          <table:table-cell office:value-type="string" calcext:value-type="string">
            <text:p>588nm</text:p>
          </table:table-cell>
          <table:table-cell office:value-type="float" office:value="0.872071" calcext:value-type="float">
            <text:p>0.872071</text:p>
          </table:table-cell>
        </table:table-row>
        <table:table-row table:style-name="ro1">
          <table:table-cell office:value-type="string" calcext:value-type="string">
            <text:p>589nm</text:p>
          </table:table-cell>
          <table:table-cell office:value-type="float" office:value="0.904517" calcext:value-type="float">
            <text:p>0.904517</text:p>
          </table:table-cell>
        </table:table-row>
        <table:table-row table:style-name="ro1">
          <table:table-cell office:value-type="string" calcext:value-type="string">
            <text:p>590nm</text:p>
          </table:table-cell>
          <table:table-cell office:value-type="float" office:value="0.932569" calcext:value-type="float">
            <text:p>0.932569</text:p>
          </table:table-cell>
        </table:table-row>
        <table:table-row table:style-name="ro1">
          <table:table-cell office:value-type="string" calcext:value-type="string">
            <text:p>591nm</text:p>
          </table:table-cell>
          <table:table-cell office:value-type="float" office:value="0.953848" calcext:value-type="float">
            <text:p>0.953848</text:p>
          </table:table-cell>
        </table:table-row>
        <table:table-row table:style-name="ro1">
          <table:table-cell office:value-type="string" calcext:value-type="string">
            <text:p>592nm</text:p>
          </table:table-cell>
          <table:table-cell office:value-type="float" office:value="0.971844" calcext:value-type="float">
            <text:p>0.971844</text:p>
          </table:table-cell>
        </table:table-row>
        <table:table-row table:style-name="ro1">
          <table:table-cell office:value-type="string" calcext:value-type="string">
            <text:p>593nm</text:p>
          </table:table-cell>
          <table:table-cell office:value-type="float" office:value="0.98429" calcext:value-type="float">
            <text:p>0.98429</text:p>
          </table:table-cell>
        </table:table-row>
        <table:table-row table:style-name="ro1">
          <table:table-cell office:value-type="string" calcext:value-type="string">
            <text:p>594nm</text:p>
          </table:table-cell>
          <table:table-cell office:value-type="float" office:value="0.992874" calcext:value-type="float">
            <text:p>0.992874</text:p>
          </table:table-cell>
        </table:table-row>
        <table:table-row table:style-name="ro1">
          <table:table-cell office:value-type="string" calcext:value-type="string">
            <text:p>595nm</text:p>
          </table:table-cell>
          <table:table-cell office:value-type="float" office:value="0.997436" calcext:value-type="float">
            <text:p>0.997436</text:p>
          </table:table-cell>
        </table:table-row>
        <table:table-row table:style-name="ro1">
          <table:table-cell office:value-type="string" calcext:value-type="string">
            <text:p>596nm</text:p>
          </table:table-cell>
          <table:table-cell office:value-type="float" office:value="0.999511" calcext:value-type="float">
            <text:p>0.999511</text:p>
          </table:table-cell>
        </table:table-row>
        <table:table-row table:style-name="ro1">
          <table:table-cell office:value-type="string" calcext:value-type="string">
            <text:p>597n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598nm</text:p>
          </table:table-cell>
          <table:table-cell office:value-type="float" office:value="0.998303" calcext:value-type="float">
            <text:p>0.998303</text:p>
          </table:table-cell>
        </table:table-row>
        <table:table-row table:style-name="ro1">
          <table:table-cell office:value-type="string" calcext:value-type="string">
            <text:p>599nm</text:p>
          </table:table-cell>
          <table:table-cell office:value-type="float" office:value="0.99515" calcext:value-type="float">
            <text:p>0.99515</text:p>
          </table:table-cell>
        </table:table-row>
        <table:table-row table:style-name="ro1">
          <table:table-cell office:value-type="string" calcext:value-type="string">
            <text:p>600nm</text:p>
          </table:table-cell>
          <table:table-cell office:value-type="float" office:value="0.989161" calcext:value-type="float">
            <text:p>0.989161</text:p>
          </table:table-cell>
        </table:table-row>
        <table:table-row table:style-name="ro1">
          <table:table-cell office:value-type="string" calcext:value-type="string">
            <text:p>601nm</text:p>
          </table:table-cell>
          <table:table-cell office:value-type="float" office:value="0.981484" calcext:value-type="float">
            <text:p>0.981484</text:p>
          </table:table-cell>
        </table:table-row>
        <table:table-row table:style-name="ro1">
          <table:table-cell office:value-type="string" calcext:value-type="string">
            <text:p>602nm</text:p>
          </table:table-cell>
          <table:table-cell office:value-type="float" office:value="0.971594" calcext:value-type="float">
            <text:p>0.971594</text:p>
          </table:table-cell>
        </table:table-row>
        <table:table-row table:style-name="ro1">
          <table:table-cell office:value-type="string" calcext:value-type="string">
            <text:p>603nm</text:p>
          </table:table-cell>
          <table:table-cell office:value-type="float" office:value="0.961044" calcext:value-type="float">
            <text:p>0.961044</text:p>
          </table:table-cell>
        </table:table-row>
        <table:table-row table:style-name="ro1">
          <table:table-cell office:value-type="string" calcext:value-type="string">
            <text:p>604nm</text:p>
          </table:table-cell>
          <table:table-cell office:value-type="float" office:value="0.949208" calcext:value-type="float">
            <text:p>0.949208</text:p>
          </table:table-cell>
        </table:table-row>
        <table:table-row table:style-name="ro1">
          <table:table-cell office:value-type="string" calcext:value-type="string">
            <text:p>605nm</text:p>
          </table:table-cell>
          <table:table-cell office:value-type="float" office:value="0.936183" calcext:value-type="float">
            <text:p>0.936183</text:p>
          </table:table-cell>
        </table:table-row>
        <table:table-row table:style-name="ro1">
          <table:table-cell office:value-type="string" calcext:value-type="string">
            <text:p>606nm</text:p>
          </table:table-cell>
          <table:table-cell office:value-type="float" office:value="0.922008" calcext:value-type="float">
            <text:p>0.922008</text:p>
          </table:table-cell>
        </table:table-row>
        <table:table-row table:style-name="ro1">
          <table:table-cell office:value-type="string" calcext:value-type="string">
            <text:p>607nm</text:p>
          </table:table-cell>
          <table:table-cell office:value-type="float" office:value="0.907166" calcext:value-type="float">
            <text:p>0.907166</text:p>
          </table:table-cell>
        </table:table-row>
        <table:table-row table:style-name="ro1">
          <table:table-cell office:value-type="string" calcext:value-type="string">
            <text:p>608nm</text:p>
          </table:table-cell>
          <table:table-cell office:value-type="float" office:value="0.892464" calcext:value-type="float">
            <text:p>0.892464</text:p>
          </table:table-cell>
        </table:table-row>
        <table:table-row table:style-name="ro1">
          <table:table-cell office:value-type="string" calcext:value-type="string">
            <text:p>609nm</text:p>
          </table:table-cell>
          <table:table-cell office:value-type="float" office:value="0.879423" calcext:value-type="float">
            <text:p>0.879423</text:p>
          </table:table-cell>
        </table:table-row>
        <table:table-row table:style-name="ro1">
          <table:table-cell office:value-type="string" calcext:value-type="string">
            <text:p>610nm</text:p>
          </table:table-cell>
          <table:table-cell office:value-type="float" office:value="0.868145" calcext:value-type="float">
            <text:p>0.868145</text:p>
          </table:table-cell>
        </table:table-row>
        <table:table-row table:style-name="ro1">
          <table:table-cell office:value-type="string" calcext:value-type="string">
            <text:p>611nm</text:p>
          </table:table-cell>
          <table:table-cell office:value-type="float" office:value="0.856885" calcext:value-type="float">
            <text:p>0.856885</text:p>
          </table:table-cell>
        </table:table-row>
        <table:table-row table:style-name="ro1">
          <table:table-cell office:value-type="string" calcext:value-type="string">
            <text:p>612nm</text:p>
          </table:table-cell>
          <table:table-cell office:value-type="float" office:value="0.844218" calcext:value-type="float">
            <text:p>0.844218</text:p>
          </table:table-cell>
        </table:table-row>
        <table:table-row table:style-name="ro1">
          <table:table-cell office:value-type="string" calcext:value-type="string">
            <text:p>613nm</text:p>
          </table:table-cell>
          <table:table-cell office:value-type="float" office:value="0.830699" calcext:value-type="float">
            <text:p>0.830699</text:p>
          </table:table-cell>
        </table:table-row>
        <table:table-row table:style-name="ro1">
          <table:table-cell office:value-type="string" calcext:value-type="string">
            <text:p>614nm</text:p>
          </table:table-cell>
          <table:table-cell office:value-type="float" office:value="0.817784" calcext:value-type="float">
            <text:p>0.817784</text:p>
          </table:table-cell>
        </table:table-row>
        <table:table-row table:style-name="ro1">
          <table:table-cell office:value-type="string" calcext:value-type="string">
            <text:p>615nm</text:p>
          </table:table-cell>
          <table:table-cell office:value-type="float" office:value="0.804682" calcext:value-type="float">
            <text:p>0.804682</text:p>
          </table:table-cell>
        </table:table-row>
        <table:table-row table:style-name="ro1">
          <table:table-cell office:value-type="string" calcext:value-type="string">
            <text:p>616nm</text:p>
          </table:table-cell>
          <table:table-cell office:value-type="float" office:value="0.790512" calcext:value-type="float">
            <text:p>0.790512</text:p>
          </table:table-cell>
        </table:table-row>
        <table:table-row table:style-name="ro1">
          <table:table-cell office:value-type="string" calcext:value-type="string">
            <text:p>617nm</text:p>
          </table:table-cell>
          <table:table-cell office:value-type="float" office:value="0.775937" calcext:value-type="float">
            <text:p>0.775937</text:p>
          </table:table-cell>
        </table:table-row>
        <table:table-row table:style-name="ro1">
          <table:table-cell office:value-type="string" calcext:value-type="string">
            <text:p>618nm</text:p>
          </table:table-cell>
          <table:table-cell office:value-type="float" office:value="0.762448" calcext:value-type="float">
            <text:p>0.762448</text:p>
          </table:table-cell>
        </table:table-row>
        <table:table-row table:style-name="ro1">
          <table:table-cell office:value-type="string" calcext:value-type="string">
            <text:p>619nm</text:p>
          </table:table-cell>
          <table:table-cell office:value-type="float" office:value="0.750236" calcext:value-type="float">
            <text:p>0.750236</text:p>
          </table:table-cell>
        </table:table-row>
        <table:table-row table:style-name="ro1">
          <table:table-cell office:value-type="string" calcext:value-type="string">
            <text:p>620nm</text:p>
          </table:table-cell>
          <table:table-cell office:value-type="float" office:value="0.738236" calcext:value-type="float">
            <text:p>0.738236</text:p>
          </table:table-cell>
        </table:table-row>
        <table:table-row table:style-name="ro1">
          <table:table-cell office:value-type="string" calcext:value-type="string">
            <text:p>621nm</text:p>
          </table:table-cell>
          <table:table-cell office:value-type="float" office:value="0.725558" calcext:value-type="float">
            <text:p>0.725558</text:p>
          </table:table-cell>
        </table:table-row>
        <table:table-row table:style-name="ro1">
          <table:table-cell office:value-type="string" calcext:value-type="string">
            <text:p>622nm</text:p>
          </table:table-cell>
          <table:table-cell office:value-type="float" office:value="0.711663" calcext:value-type="float">
            <text:p>0.711663</text:p>
          </table:table-cell>
        </table:table-row>
        <table:table-row table:style-name="ro1">
          <table:table-cell office:value-type="string" calcext:value-type="string">
            <text:p>623nm</text:p>
          </table:table-cell>
          <table:table-cell office:value-type="float" office:value="0.696874" calcext:value-type="float">
            <text:p>0.696874</text:p>
          </table:table-cell>
        </table:table-row>
        <table:table-row table:style-name="ro1">
          <table:table-cell office:value-type="string" calcext:value-type="string">
            <text:p>624nm</text:p>
          </table:table-cell>
          <table:table-cell office:value-type="float" office:value="0.681547" calcext:value-type="float">
            <text:p>0.681547</text:p>
          </table:table-cell>
        </table:table-row>
        <table:table-row table:style-name="ro1">
          <table:table-cell office:value-type="string" calcext:value-type="string">
            <text:p>625nm</text:p>
          </table:table-cell>
          <table:table-cell office:value-type="float" office:value="0.666397" calcext:value-type="float">
            <text:p>0.666397</text:p>
          </table:table-cell>
        </table:table-row>
        <table:table-row table:style-name="ro1">
          <table:table-cell office:value-type="string" calcext:value-type="string">
            <text:p>626nm</text:p>
          </table:table-cell>
          <table:table-cell office:value-type="float" office:value="0.653367" calcext:value-type="float">
            <text:p>0.653367</text:p>
          </table:table-cell>
        </table:table-row>
        <table:table-row table:style-name="ro1">
          <table:table-cell office:value-type="string" calcext:value-type="string">
            <text:p>627nm</text:p>
          </table:table-cell>
          <table:table-cell office:value-type="float" office:value="0.642455" calcext:value-type="float">
            <text:p>0.642455</text:p>
          </table:table-cell>
        </table:table-row>
        <table:table-row table:style-name="ro1">
          <table:table-cell office:value-type="string" calcext:value-type="string">
            <text:p>628nm</text:p>
          </table:table-cell>
          <table:table-cell office:value-type="float" office:value="0.631581" calcext:value-type="float">
            <text:p>0.631581</text:p>
          </table:table-cell>
        </table:table-row>
        <table:table-row table:style-name="ro1">
          <table:table-cell office:value-type="string" calcext:value-type="string">
            <text:p>629nm</text:p>
          </table:table-cell>
          <table:table-cell office:value-type="float" office:value="0.618232" calcext:value-type="float">
            <text:p>0.618232</text:p>
          </table:table-cell>
        </table:table-row>
        <table:table-row table:style-name="ro1">
          <table:table-cell office:value-type="string" calcext:value-type="string">
            <text:p>630nm</text:p>
          </table:table-cell>
          <table:table-cell office:value-type="float" office:value="0.603291" calcext:value-type="float">
            <text:p>0.603291</text:p>
          </table:table-cell>
        </table:table-row>
        <table:table-row table:style-name="ro1">
          <table:table-cell office:value-type="string" calcext:value-type="string">
            <text:p>631nm</text:p>
          </table:table-cell>
          <table:table-cell office:value-type="float" office:value="0.58938" calcext:value-type="float">
            <text:p>0.58938</text:p>
          </table:table-cell>
        </table:table-row>
        <table:table-row table:style-name="ro1">
          <table:table-cell office:value-type="string" calcext:value-type="string">
            <text:p>632nm</text:p>
          </table:table-cell>
          <table:table-cell office:value-type="float" office:value="0.576949" calcext:value-type="float">
            <text:p>0.576949</text:p>
          </table:table-cell>
        </table:table-row>
        <table:table-row table:style-name="ro1">
          <table:table-cell office:value-type="string" calcext:value-type="string">
            <text:p>633nm</text:p>
          </table:table-cell>
          <table:table-cell office:value-type="float" office:value="0.564847" calcext:value-type="float">
            <text:p>0.564847</text:p>
          </table:table-cell>
        </table:table-row>
        <table:table-row table:style-name="ro1">
          <table:table-cell office:value-type="string" calcext:value-type="string">
            <text:p>634nm</text:p>
          </table:table-cell>
          <table:table-cell office:value-type="float" office:value="0.55248" calcext:value-type="float">
            <text:p>0.55248</text:p>
          </table:table-cell>
        </table:table-row>
        <table:table-row table:style-name="ro1">
          <table:table-cell office:value-type="string" calcext:value-type="string">
            <text:p>635nm</text:p>
          </table:table-cell>
          <table:table-cell office:value-type="float" office:value="0.53989" calcext:value-type="float">
            <text:p>0.53989</text:p>
          </table:table-cell>
        </table:table-row>
        <table:table-row table:style-name="ro1">
          <table:table-cell office:value-type="string" calcext:value-type="string">
            <text:p>636nm</text:p>
          </table:table-cell>
          <table:table-cell office:value-type="float" office:value="0.527354" calcext:value-type="float">
            <text:p>0.527354</text:p>
          </table:table-cell>
        </table:table-row>
        <table:table-row table:style-name="ro1">
          <table:table-cell office:value-type="string" calcext:value-type="string">
            <text:p>637nm</text:p>
          </table:table-cell>
          <table:table-cell office:value-type="float" office:value="0.515316" calcext:value-type="float">
            <text:p>0.515316</text:p>
          </table:table-cell>
        </table:table-row>
        <table:table-row table:style-name="ro1">
          <table:table-cell office:value-type="string" calcext:value-type="string">
            <text:p>638nm</text:p>
          </table:table-cell>
          <table:table-cell office:value-type="float" office:value="0.503855" calcext:value-type="float">
            <text:p>0.503855</text:p>
          </table:table-cell>
        </table:table-row>
        <table:table-row table:style-name="ro1">
          <table:table-cell office:value-type="string" calcext:value-type="string">
            <text:p>639nm</text:p>
          </table:table-cell>
          <table:table-cell office:value-type="float" office:value="0.492817" calcext:value-type="float">
            <text:p>0.492817</text:p>
          </table:table-cell>
        </table:table-row>
        <table:table-row table:style-name="ro1">
          <table:table-cell office:value-type="string" calcext:value-type="string">
            <text:p>640nm</text:p>
          </table:table-cell>
          <table:table-cell office:value-type="float" office:value="0.481783" calcext:value-type="float">
            <text:p>0.481783</text:p>
          </table:table-cell>
        </table:table-row>
        <table:table-row table:style-name="ro1">
          <table:table-cell office:value-type="string" calcext:value-type="string">
            <text:p>641nm</text:p>
          </table:table-cell>
          <table:table-cell office:value-type="float" office:value="0.470551" calcext:value-type="float">
            <text:p>0.470551</text:p>
          </table:table-cell>
        </table:table-row>
        <table:table-row table:style-name="ro1">
          <table:table-cell office:value-type="string" calcext:value-type="string">
            <text:p>642nm</text:p>
          </table:table-cell>
          <table:table-cell office:value-type="float" office:value="0.459117" calcext:value-type="float">
            <text:p>0.459117</text:p>
          </table:table-cell>
        </table:table-row>
        <table:table-row table:style-name="ro1">
          <table:table-cell office:value-type="string" calcext:value-type="string">
            <text:p>643nm</text:p>
          </table:table-cell>
          <table:table-cell office:value-type="float" office:value="0.448509" calcext:value-type="float">
            <text:p>0.448509</text:p>
          </table:table-cell>
        </table:table-row>
        <table:table-row table:style-name="ro1">
          <table:table-cell office:value-type="string" calcext:value-type="string">
            <text:p>644nm</text:p>
          </table:table-cell>
          <table:table-cell office:value-type="float" office:value="0.438923" calcext:value-type="float">
            <text:p>0.438923</text:p>
          </table:table-cell>
        </table:table-row>
        <table:table-row table:style-name="ro1">
          <table:table-cell office:value-type="string" calcext:value-type="string">
            <text:p>645nm</text:p>
          </table:table-cell>
          <table:table-cell office:value-type="float" office:value="0.429756" calcext:value-type="float">
            <text:p>0.429756</text:p>
          </table:table-cell>
        </table:table-row>
        <table:table-row table:style-name="ro1">
          <table:table-cell office:value-type="string" calcext:value-type="string">
            <text:p>646nm</text:p>
          </table:table-cell>
          <table:table-cell office:value-type="float" office:value="0.419968" calcext:value-type="float">
            <text:p>0.419968</text:p>
          </table:table-cell>
        </table:table-row>
        <table:table-row table:style-name="ro1">
          <table:table-cell office:value-type="string" calcext:value-type="string">
            <text:p>647nm</text:p>
          </table:table-cell>
          <table:table-cell office:value-type="float" office:value="0.409917" calcext:value-type="float">
            <text:p>0.409917</text:p>
          </table:table-cell>
        </table:table-row>
        <table:table-row table:style-name="ro1">
          <table:table-cell office:value-type="string" calcext:value-type="string">
            <text:p>648nm</text:p>
          </table:table-cell>
          <table:table-cell office:value-type="float" office:value="0.400241" calcext:value-type="float">
            <text:p>0.400241</text:p>
          </table:table-cell>
        </table:table-row>
        <table:table-row table:style-name="ro1">
          <table:table-cell office:value-type="string" calcext:value-type="string">
            <text:p>649nm</text:p>
          </table:table-cell>
          <table:table-cell office:value-type="float" office:value="0.390329" calcext:value-type="float">
            <text:p>0.390329</text:p>
          </table:table-cell>
        </table:table-row>
        <table:table-row table:style-name="ro1">
          <table:table-cell office:value-type="string" calcext:value-type="string">
            <text:p>650nm</text:p>
          </table:table-cell>
          <table:table-cell office:value-type="float" office:value="0.379649" calcext:value-type="float">
            <text:p>0.379649</text:p>
          </table:table-cell>
        </table:table-row>
        <table:table-row table:style-name="ro1">
          <table:table-cell office:value-type="string" calcext:value-type="string">
            <text:p>651nm</text:p>
          </table:table-cell>
          <table:table-cell office:value-type="float" office:value="0.36853" calcext:value-type="float">
            <text:p>0.36853</text:p>
          </table:table-cell>
        </table:table-row>
        <table:table-row table:style-name="ro1">
          <table:table-cell office:value-type="string" calcext:value-type="string">
            <text:p>652nm</text:p>
          </table:table-cell>
          <table:table-cell office:value-type="float" office:value="0.357776" calcext:value-type="float">
            <text:p>0.357776</text:p>
          </table:table-cell>
        </table:table-row>
        <table:table-row table:style-name="ro1">
          <table:table-cell office:value-type="string" calcext:value-type="string">
            <text:p>653nm</text:p>
          </table:table-cell>
          <table:table-cell office:value-type="float" office:value="0.347543" calcext:value-type="float">
            <text:p>0.347543</text:p>
          </table:table-cell>
        </table:table-row>
        <table:table-row table:style-name="ro1">
          <table:table-cell office:value-type="string" calcext:value-type="string">
            <text:p>654nm</text:p>
          </table:table-cell>
          <table:table-cell office:value-type="float" office:value="0.337434" calcext:value-type="float">
            <text:p>0.337434</text:p>
          </table:table-cell>
        </table:table-row>
        <table:table-row table:style-name="ro1">
          <table:table-cell office:value-type="string" calcext:value-type="string">
            <text:p>655nm</text:p>
          </table:table-cell>
          <table:table-cell office:value-type="float" office:value="0.328163" calcext:value-type="float">
            <text:p>0.328163</text:p>
          </table:table-cell>
        </table:table-row>
        <table:table-row table:style-name="ro1">
          <table:table-cell office:value-type="string" calcext:value-type="string">
            <text:p>656nm</text:p>
          </table:table-cell>
          <table:table-cell office:value-type="float" office:value="0.320305" calcext:value-type="float">
            <text:p>0.320305</text:p>
          </table:table-cell>
        </table:table-row>
        <table:table-row table:style-name="ro1">
          <table:table-cell office:value-type="string" calcext:value-type="string">
            <text:p>657nm</text:p>
          </table:table-cell>
          <table:table-cell office:value-type="float" office:value="0.312804" calcext:value-type="float">
            <text:p>0.312804</text:p>
          </table:table-cell>
        </table:table-row>
        <table:table-row table:style-name="ro1">
          <table:table-cell office:value-type="string" calcext:value-type="string">
            <text:p>658nm</text:p>
          </table:table-cell>
          <table:table-cell office:value-type="float" office:value="0.303959" calcext:value-type="float">
            <text:p>0.303959</text:p>
          </table:table-cell>
        </table:table-row>
        <table:table-row table:style-name="ro1">
          <table:table-cell office:value-type="string" calcext:value-type="string">
            <text:p>659nm</text:p>
          </table:table-cell>
          <table:table-cell office:value-type="float" office:value="0.293734" calcext:value-type="float">
            <text:p>0.293734</text:p>
          </table:table-cell>
        </table:table-row>
        <table:table-row table:style-name="ro1">
          <table:table-cell office:value-type="string" calcext:value-type="string">
            <text:p>660nm</text:p>
          </table:table-cell>
          <table:table-cell office:value-type="float" office:value="0.283673" calcext:value-type="float">
            <text:p>0.283673</text:p>
          </table:table-cell>
        </table:table-row>
        <table:table-row table:style-name="ro1">
          <table:table-cell office:value-type="string" calcext:value-type="string">
            <text:p>661nm</text:p>
          </table:table-cell>
          <table:table-cell office:value-type="float" office:value="0.274705" calcext:value-type="float">
            <text:p>0.274705</text:p>
          </table:table-cell>
        </table:table-row>
        <table:table-row table:style-name="ro1">
          <table:table-cell office:value-type="string" calcext:value-type="string">
            <text:p>662nm</text:p>
          </table:table-cell>
          <table:table-cell office:value-type="float" office:value="0.266406" calcext:value-type="float">
            <text:p>0.266406</text:p>
          </table:table-cell>
        </table:table-row>
        <table:table-row table:style-name="ro1">
          <table:table-cell office:value-type="string" calcext:value-type="string">
            <text:p>663nm</text:p>
          </table:table-cell>
          <table:table-cell office:value-type="float" office:value="0.258776" calcext:value-type="float">
            <text:p>0.258776</text:p>
          </table:table-cell>
        </table:table-row>
        <table:table-row table:style-name="ro1">
          <table:table-cell office:value-type="string" calcext:value-type="string">
            <text:p>664nm</text:p>
          </table:table-cell>
          <table:table-cell office:value-type="float" office:value="0.252294" calcext:value-type="float">
            <text:p>0.252294</text:p>
          </table:table-cell>
        </table:table-row>
        <table:table-row table:style-name="ro1">
          <table:table-cell office:value-type="string" calcext:value-type="string">
            <text:p>665nm</text:p>
          </table:table-cell>
          <table:table-cell office:value-type="float" office:value="0.246654" calcext:value-type="float">
            <text:p>0.246654</text:p>
          </table:table-cell>
        </table:table-row>
        <table:table-row table:style-name="ro1">
          <table:table-cell office:value-type="string" calcext:value-type="string">
            <text:p>666nm</text:p>
          </table:table-cell>
          <table:table-cell office:value-type="float" office:value="0.241104" calcext:value-type="float">
            <text:p>0.241104</text:p>
          </table:table-cell>
        </table:table-row>
        <table:table-row table:style-name="ro1">
          <table:table-cell office:value-type="string" calcext:value-type="string">
            <text:p>667nm</text:p>
          </table:table-cell>
          <table:table-cell office:value-type="float" office:value="0.234963" calcext:value-type="float">
            <text:p>0.234963</text:p>
          </table:table-cell>
        </table:table-row>
        <table:table-row table:style-name="ro1">
          <table:table-cell office:value-type="string" calcext:value-type="string">
            <text:p>668nm</text:p>
          </table:table-cell>
          <table:table-cell office:value-type="float" office:value="0.228285" calcext:value-type="float">
            <text:p>0.228285</text:p>
          </table:table-cell>
        </table:table-row>
        <table:table-row table:style-name="ro1">
          <table:table-cell office:value-type="string" calcext:value-type="string">
            <text:p>669nm</text:p>
          </table:table-cell>
          <table:table-cell office:value-type="float" office:value="0.221304" calcext:value-type="float">
            <text:p>0.221304</text:p>
          </table:table-cell>
        </table:table-row>
        <table:table-row table:style-name="ro1">
          <table:table-cell office:value-type="string" calcext:value-type="string">
            <text:p>670nm</text:p>
          </table:table-cell>
          <table:table-cell office:value-type="float" office:value="0.214073" calcext:value-type="float">
            <text:p>0.214073</text:p>
          </table:table-cell>
        </table:table-row>
        <table:table-row table:style-name="ro1">
          <table:table-cell office:value-type="string" calcext:value-type="string">
            <text:p>671nm</text:p>
          </table:table-cell>
          <table:table-cell office:value-type="float" office:value="0.206998" calcext:value-type="float">
            <text:p>0.206998</text:p>
          </table:table-cell>
        </table:table-row>
        <table:table-row table:style-name="ro1">
          <table:table-cell office:value-type="string" calcext:value-type="string">
            <text:p>672nm</text:p>
          </table:table-cell>
          <table:table-cell office:value-type="float" office:value="0.200487" calcext:value-type="float">
            <text:p>0.200487</text:p>
          </table:table-cell>
        </table:table-row>
        <table:table-row table:style-name="ro1">
          <table:table-cell office:value-type="string" calcext:value-type="string">
            <text:p>673nm</text:p>
          </table:table-cell>
          <table:table-cell office:value-type="float" office:value="0.194652" calcext:value-type="float">
            <text:p>0.194652</text:p>
          </table:table-cell>
        </table:table-row>
        <table:table-row table:style-name="ro1">
          <table:table-cell office:value-type="string" calcext:value-type="string">
            <text:p>674nm</text:p>
          </table:table-cell>
          <table:table-cell office:value-type="float" office:value="0.189318" calcext:value-type="float">
            <text:p>0.189318</text:p>
          </table:table-cell>
        </table:table-row>
        <table:table-row table:style-name="ro1">
          <table:table-cell office:value-type="string" calcext:value-type="string">
            <text:p>675nm</text:p>
          </table:table-cell>
          <table:table-cell office:value-type="float" office:value="0.184308" calcext:value-type="float">
            <text:p>0.184308</text:p>
          </table:table-cell>
        </table:table-row>
        <table:table-row table:style-name="ro1">
          <table:table-cell office:value-type="string" calcext:value-type="string">
            <text:p>676nm</text:p>
          </table:table-cell>
          <table:table-cell office:value-type="float" office:value="0.179831" calcext:value-type="float">
            <text:p>0.179831</text:p>
          </table:table-cell>
        </table:table-row>
        <table:table-row table:style-name="ro1">
          <table:table-cell office:value-type="string" calcext:value-type="string">
            <text:p>677nm</text:p>
          </table:table-cell>
          <table:table-cell office:value-type="float" office:value="0.175511" calcext:value-type="float">
            <text:p>0.175511</text:p>
          </table:table-cell>
        </table:table-row>
        <table:table-row table:style-name="ro1">
          <table:table-cell office:value-type="string" calcext:value-type="string">
            <text:p>678nm</text:p>
          </table:table-cell>
          <table:table-cell office:value-type="float" office:value="0.170772" calcext:value-type="float">
            <text:p>0.170772</text:p>
          </table:table-cell>
        </table:table-row>
        <table:table-row table:style-name="ro1">
          <table:table-cell office:value-type="string" calcext:value-type="string">
            <text:p>679nm</text:p>
          </table:table-cell>
          <table:table-cell office:value-type="float" office:value="0.165621" calcext:value-type="float">
            <text:p>0.165621</text:p>
          </table:table-cell>
        </table:table-row>
        <table:table-row table:style-name="ro1">
          <table:table-cell office:value-type="string" calcext:value-type="string">
            <text:p>680nm</text:p>
          </table:table-cell>
          <table:table-cell office:value-type="float" office:value="0.160678" calcext:value-type="float">
            <text:p>0.160678</text:p>
          </table:table-cell>
        </table:table-row>
        <table:table-row table:style-name="ro1">
          <table:table-cell office:value-type="string" calcext:value-type="string">
            <text:p>681nm</text:p>
          </table:table-cell>
          <table:table-cell office:value-type="float" office:value="0.156293" calcext:value-type="float">
            <text:p>0.156293</text:p>
          </table:table-cell>
        </table:table-row>
        <table:table-row table:style-name="ro1">
          <table:table-cell office:value-type="string" calcext:value-type="string">
            <text:p>682nm</text:p>
          </table:table-cell>
          <table:table-cell office:value-type="float" office:value="0.152157" calcext:value-type="float">
            <text:p>0.152157</text:p>
          </table:table-cell>
        </table:table-row>
        <table:table-row table:style-name="ro1">
          <table:table-cell office:value-type="string" calcext:value-type="string">
            <text:p>683nm</text:p>
          </table:table-cell>
          <table:table-cell office:value-type="float" office:value="0.147671" calcext:value-type="float">
            <text:p>0.147671</text:p>
          </table:table-cell>
        </table:table-row>
        <table:table-row table:style-name="ro1">
          <table:table-cell office:value-type="string" calcext:value-type="string">
            <text:p>684nm</text:p>
          </table:table-cell>
          <table:table-cell office:value-type="float" office:value="0.142618" calcext:value-type="float">
            <text:p>0.142618</text:p>
          </table:table-cell>
        </table:table-row>
        <table:table-row table:style-name="ro1">
          <table:table-cell office:value-type="string" calcext:value-type="string">
            <text:p>685nm</text:p>
          </table:table-cell>
          <table:table-cell office:value-type="float" office:value="0.137643" calcext:value-type="float">
            <text:p>0.137643</text:p>
          </table:table-cell>
        </table:table-row>
        <table:table-row table:style-name="ro1">
          <table:table-cell office:value-type="string" calcext:value-type="string">
            <text:p>686nm</text:p>
          </table:table-cell>
          <table:table-cell office:value-type="float" office:value="0.133494" calcext:value-type="float">
            <text:p>0.133494</text:p>
          </table:table-cell>
        </table:table-row>
        <table:table-row table:style-name="ro1">
          <table:table-cell office:value-type="string" calcext:value-type="string">
            <text:p>687nm</text:p>
          </table:table-cell>
          <table:table-cell office:value-type="float" office:value="0.130266" calcext:value-type="float">
            <text:p>0.130266</text:p>
          </table:table-cell>
        </table:table-row>
        <table:table-row table:style-name="ro1">
          <table:table-cell office:value-type="string" calcext:value-type="string">
            <text:p>688nm</text:p>
          </table:table-cell>
          <table:table-cell office:value-type="float" office:value="0.127249" calcext:value-type="float">
            <text:p>0.127249</text:p>
          </table:table-cell>
        </table:table-row>
        <table:table-row table:style-name="ro1">
          <table:table-cell office:value-type="string" calcext:value-type="string">
            <text:p>689nm</text:p>
          </table:table-cell>
          <table:table-cell office:value-type="float" office:value="0.123803" calcext:value-type="float">
            <text:p>0.123803</text:p>
          </table:table-cell>
        </table:table-row>
        <table:table-row table:style-name="ro1">
          <table:table-cell office:value-type="string" calcext:value-type="string">
            <text:p>690nm</text:p>
          </table:table-cell>
          <table:table-cell office:value-type="float" office:value="0.120002" calcext:value-type="float">
            <text:p>0.120002</text:p>
          </table:table-cell>
        </table:table-row>
        <table:table-row table:style-name="ro1">
          <table:table-cell office:value-type="string" calcext:value-type="string">
            <text:p>691nm</text:p>
          </table:table-cell>
          <table:table-cell office:value-type="float" office:value="0.11589" calcext:value-type="float">
            <text:p>0.11589</text:p>
          </table:table-cell>
        </table:table-row>
        <table:table-row table:style-name="ro1">
          <table:table-cell office:value-type="string" calcext:value-type="string">
            <text:p>692nm</text:p>
          </table:table-cell>
          <table:table-cell office:value-type="float" office:value="0.11161" calcext:value-type="float">
            <text:p>0.11161</text:p>
          </table:table-cell>
        </table:table-row>
        <table:table-row table:style-name="ro1">
          <table:table-cell office:value-type="string" calcext:value-type="string">
            <text:p>693nm</text:p>
          </table:table-cell>
          <table:table-cell office:value-type="float" office:value="0.107834" calcext:value-type="float">
            <text:p>0.107834</text:p>
          </table:table-cell>
        </table:table-row>
        <table:table-row table:style-name="ro1">
          <table:table-cell office:value-type="string" calcext:value-type="string">
            <text:p>694nm</text:p>
          </table:table-cell>
          <table:table-cell office:value-type="float" office:value="0.104774" calcext:value-type="float">
            <text:p>0.104774</text:p>
          </table:table-cell>
        </table:table-row>
        <table:table-row table:style-name="ro1">
          <table:table-cell office:value-type="string" calcext:value-type="string">
            <text:p>695nm</text:p>
          </table:table-cell>
          <table:table-cell office:value-type="float" office:value="0.1025" calcext:value-type="float">
            <text:p>0.1025</text:p>
          </table:table-cell>
        </table:table-row>
        <table:table-row table:style-name="ro1">
          <table:table-cell office:value-type="string" calcext:value-type="string">
            <text:p>696nm</text:p>
          </table:table-cell>
          <table:table-cell office:value-type="float" office:value="0.100435" calcext:value-type="float">
            <text:p>0.100435</text:p>
          </table:table-cell>
        </table:table-row>
        <table:table-row table:style-name="ro1">
          <table:table-cell office:value-type="string" calcext:value-type="string">
            <text:p>697nm</text:p>
          </table:table-cell>
          <table:table-cell office:value-type="float" office:value="0.098061" calcext:value-type="float">
            <text:p>0.098061</text:p>
          </table:table-cell>
        </table:table-row>
        <table:table-row table:style-name="ro1">
          <table:table-cell office:value-type="string" calcext:value-type="string">
            <text:p>698nm</text:p>
          </table:table-cell>
          <table:table-cell office:value-type="float" office:value="0.09532" calcext:value-type="float">
            <text:p>0.09532</text:p>
          </table:table-cell>
        </table:table-row>
        <table:table-row table:style-name="ro1">
          <table:table-cell office:value-type="string" calcext:value-type="string">
            <text:p>699nm</text:p>
          </table:table-cell>
          <table:table-cell office:value-type="float" office:value="0.0925" calcext:value-type="float">
            <text:p>0.0925</text:p>
          </table:table-cell>
        </table:table-row>
        <table:table-row table:style-name="ro1">
          <table:table-cell office:value-type="string" calcext:value-type="string">
            <text:p>700nm</text:p>
          </table:table-cell>
          <table:table-cell office:value-type="float" office:value="0.089933" calcext:value-type="float">
            <text:p>0.089933</text:p>
          </table:table-cell>
        </table:table-row>
        <table:table-row table:style-name="ro1">
          <table:table-cell office:value-type="string" calcext:value-type="string">
            <text:p>701nm</text:p>
          </table:table-cell>
          <table:table-cell office:value-type="float" office:value="0.087418" calcext:value-type="float">
            <text:p>0.087418</text:p>
          </table:table-cell>
        </table:table-row>
        <table:table-row table:style-name="ro1">
          <table:table-cell office:value-type="string" calcext:value-type="string">
            <text:p>702nm</text:p>
          </table:table-cell>
          <table:table-cell office:value-type="float" office:value="0.084639" calcext:value-type="float">
            <text:p>0.084639</text:p>
          </table:table-cell>
        </table:table-row>
        <table:table-row table:style-name="ro1">
          <table:table-cell office:value-type="string" calcext:value-type="string">
            <text:p>703nm</text:p>
          </table:table-cell>
          <table:table-cell office:value-type="float" office:value="0.081562" calcext:value-type="float">
            <text:p>0.081562</text:p>
          </table:table-cell>
        </table:table-row>
        <table:table-row table:style-name="ro1">
          <table:table-cell office:value-type="string" calcext:value-type="string">
            <text:p>704nm</text:p>
          </table:table-cell>
          <table:table-cell office:value-type="float" office:value="0.078666" calcext:value-type="float">
            <text:p>0.078666</text:p>
          </table:table-cell>
        </table:table-row>
        <table:table-row table:style-name="ro1">
          <table:table-cell office:value-type="string" calcext:value-type="string">
            <text:p>705nm</text:p>
          </table:table-cell>
          <table:table-cell office:value-type="float" office:value="0.076467" calcext:value-type="float">
            <text:p>0.076467</text:p>
          </table:table-cell>
        </table:table-row>
        <table:table-row table:style-name="ro1">
          <table:table-cell office:value-type="string" calcext:value-type="string">
            <text:p>706nm</text:p>
          </table:table-cell>
          <table:table-cell office:value-type="float" office:value="0.074871" calcext:value-type="float">
            <text:p>0.074871</text:p>
          </table:table-cell>
        </table:table-row>
        <table:table-row table:style-name="ro1">
          <table:table-cell office:value-type="string" calcext:value-type="string">
            <text:p>707nm</text:p>
          </table:table-cell>
          <table:table-cell office:value-type="float" office:value="0.073424" calcext:value-type="float">
            <text:p>0.073424</text:p>
          </table:table-cell>
        </table:table-row>
        <table:table-row table:style-name="ro1">
          <table:table-cell office:value-type="string" calcext:value-type="string">
            <text:p>708nm</text:p>
          </table:table-cell>
          <table:table-cell office:value-type="float" office:value="0.071144" calcext:value-type="float">
            <text:p>0.071144</text:p>
          </table:table-cell>
        </table:table-row>
        <table:table-row table:style-name="ro1">
          <table:table-cell office:value-type="string" calcext:value-type="string">
            <text:p>709nm</text:p>
          </table:table-cell>
          <table:table-cell office:value-type="float" office:value="0.067865" calcext:value-type="float">
            <text:p>0.067865</text:p>
          </table:table-cell>
        </table:table-row>
        <table:table-row table:style-name="ro1">
          <table:table-cell office:value-type="string" calcext:value-type="string">
            <text:p>710nm</text:p>
          </table:table-cell>
          <table:table-cell office:value-type="float" office:value="0.065138" calcext:value-type="float">
            <text:p>0.065138</text:p>
          </table:table-cell>
        </table:table-row>
        <table:table-row table:style-name="ro1">
          <table:table-cell office:value-type="string" calcext:value-type="string">
            <text:p>711nm</text:p>
          </table:table-cell>
          <table:table-cell office:value-type="float" office:value="0.063955" calcext:value-type="float">
            <text:p>0.063955</text:p>
          </table:table-cell>
        </table:table-row>
        <table:table-row table:style-name="ro1">
          <table:table-cell office:value-type="string" calcext:value-type="string">
            <text:p>712nm</text:p>
          </table:table-cell>
          <table:table-cell office:value-type="float" office:value="0.064075" calcext:value-type="float">
            <text:p>0.064075</text:p>
          </table:table-cell>
        </table:table-row>
        <table:table-row table:style-name="ro1">
          <table:table-cell office:value-type="string" calcext:value-type="string">
            <text:p>713nm</text:p>
          </table:table-cell>
          <table:table-cell office:value-type="float" office:value="0.064027" calcext:value-type="float">
            <text:p>0.064027</text:p>
          </table:table-cell>
        </table:table-row>
        <table:table-row table:style-name="ro1">
          <table:table-cell office:value-type="string" calcext:value-type="string">
            <text:p>714nm</text:p>
          </table:table-cell>
          <table:table-cell office:value-type="float" office:value="0.062105" calcext:value-type="float">
            <text:p>0.062105</text:p>
          </table:table-cell>
        </table:table-row>
        <table:table-row table:style-name="ro1">
          <table:table-cell office:value-type="string" calcext:value-type="string">
            <text:p>715nm</text:p>
          </table:table-cell>
          <table:table-cell office:value-type="float" office:value="0.059126" calcext:value-type="float">
            <text:p>0.059126</text:p>
          </table:table-cell>
        </table:table-row>
        <table:table-row table:style-name="ro1">
          <table:table-cell office:value-type="string" calcext:value-type="string">
            <text:p>716nm</text:p>
          </table:table-cell>
          <table:table-cell office:value-type="float" office:value="0.056431" calcext:value-type="float">
            <text:p>0.056431</text:p>
          </table:table-cell>
        </table:table-row>
        <table:table-row table:style-name="ro1">
          <table:table-cell office:value-type="string" calcext:value-type="string">
            <text:p>717nm</text:p>
          </table:table-cell>
          <table:table-cell office:value-type="float" office:value="0.054999" calcext:value-type="float">
            <text:p>0.054999</text:p>
          </table:table-cell>
        </table:table-row>
        <table:table-row table:style-name="ro1">
          <table:table-cell office:value-type="string" calcext:value-type="string">
            <text:p>718nm</text:p>
          </table:table-cell>
          <table:table-cell office:value-type="float" office:value="0.054113" calcext:value-type="float">
            <text:p>0.054113</text:p>
          </table:table-cell>
        </table:table-row>
        <table:table-row table:style-name="ro1">
          <table:table-cell office:value-type="string" calcext:value-type="string">
            <text:p>719nm</text:p>
          </table:table-cell>
          <table:table-cell office:value-type="float" office:value="0.052306" calcext:value-type="float">
            <text:p>0.052306</text:p>
          </table:table-cell>
        </table:table-row>
        <table:table-row table:style-name="ro1">
          <table:table-cell office:value-type="string" calcext:value-type="string">
            <text:p>720nm</text:p>
          </table:table-cell>
          <table:table-cell office:value-type="float" office:value="0.049564" calcext:value-type="float">
            <text:p>0.049564</text:p>
          </table:table-cell>
        </table:table-row>
        <table:table-row table:style-name="ro1">
          <table:table-cell office:value-type="string" calcext:value-type="string">
            <text:p>721nm</text:p>
          </table:table-cell>
          <table:table-cell office:value-type="float" office:value="0.046879" calcext:value-type="float">
            <text:p>0.046879</text:p>
          </table:table-cell>
        </table:table-row>
        <table:table-row table:style-name="ro1">
          <table:table-cell office:value-type="string" calcext:value-type="string">
            <text:p>722nm</text:p>
          </table:table-cell>
          <table:table-cell office:value-type="float" office:value="0.044752" calcext:value-type="float">
            <text:p>0.044752</text:p>
          </table:table-cell>
        </table:table-row>
        <table:table-row table:style-name="ro1">
          <table:table-cell office:value-type="string" calcext:value-type="string">
            <text:p>723nm</text:p>
          </table:table-cell>
          <table:table-cell office:value-type="float" office:value="0.044155" calcext:value-type="float">
            <text:p>0.044155</text:p>
          </table:table-cell>
        </table:table-row>
        <table:table-row table:style-name="ro1">
          <table:table-cell office:value-type="string" calcext:value-type="string">
            <text:p>724nm</text:p>
          </table:table-cell>
          <table:table-cell office:value-type="float" office:value="0.044678" calcext:value-type="float">
            <text:p>0.044678</text:p>
          </table:table-cell>
        </table:table-row>
        <table:table-row table:style-name="ro1">
          <table:table-cell office:value-type="string" calcext:value-type="string">
            <text:p>725nm</text:p>
          </table:table-cell>
          <table:table-cell office:value-type="float" office:value="0.044505" calcext:value-type="float">
            <text:p>0.044505</text:p>
          </table:table-cell>
        </table:table-row>
        <table:table-row table:style-name="ro1">
          <table:table-cell office:value-type="string" calcext:value-type="string">
            <text:p>726nm</text:p>
          </table:table-cell>
          <table:table-cell office:value-type="float" office:value="0.042997" calcext:value-type="float">
            <text:p>0.042997</text:p>
          </table:table-cell>
        </table:table-row>
        <table:table-row table:style-name="ro1">
          <table:table-cell office:value-type="string" calcext:value-type="string">
            <text:p>727nm</text:p>
          </table:table-cell>
          <table:table-cell office:value-type="float" office:value="0.040387" calcext:value-type="float">
            <text:p>0.040387</text:p>
          </table:table-cell>
        </table:table-row>
        <table:table-row table:style-name="ro1">
          <table:table-cell office:value-type="string" calcext:value-type="string">
            <text:p>728nm</text:p>
          </table:table-cell>
          <table:table-cell office:value-type="float" office:value="0.038096" calcext:value-type="float">
            <text:p>0.038096</text:p>
          </table:table-cell>
        </table:table-row>
        <table:table-row table:style-name="ro1">
          <table:table-cell office:value-type="string" calcext:value-type="string">
            <text:p>729nm</text:p>
          </table:table-cell>
          <table:table-cell office:value-type="float" office:value="0.035852" calcext:value-type="float">
            <text:p>0.035852</text:p>
          </table:table-cell>
        </table:table-row>
        <table:table-row table:style-name="ro1">
          <table:table-cell office:value-type="string" calcext:value-type="string">
            <text:p>730nm</text:p>
          </table:table-cell>
          <table:table-cell office:value-type="float" office:value="0.033823" calcext:value-type="float">
            <text:p>0.033823</text:p>
          </table:table-cell>
        </table:table-row>
        <table:table-row table:style-name="ro1">
          <table:table-cell office:value-type="string" calcext:value-type="string">
            <text:p>731nm</text:p>
          </table:table-cell>
          <table:table-cell office:value-type="float" office:value="0.032464" calcext:value-type="float">
            <text:p>0.032464</text:p>
          </table:table-cell>
        </table:table-row>
        <table:table-row table:style-name="ro1">
          <table:table-cell office:value-type="string" calcext:value-type="string">
            <text:p>732nm</text:p>
          </table:table-cell>
          <table:table-cell office:value-type="float" office:value="0.03097" calcext:value-type="float">
            <text:p>0.03097</text:p>
          </table:table-cell>
        </table:table-row>
        <table:table-row table:style-name="ro1">
          <table:table-cell office:value-type="string" calcext:value-type="string">
            <text:p>733nm</text:p>
          </table:table-cell>
          <table:table-cell office:value-type="float" office:value="0.028672" calcext:value-type="float">
            <text:p>0.028672</text:p>
          </table:table-cell>
        </table:table-row>
        <table:table-row table:style-name="ro1">
          <table:table-cell office:value-type="string" calcext:value-type="string">
            <text:p>734nm</text:p>
          </table:table-cell>
          <table:table-cell office:value-type="float" office:value="0.027464" calcext:value-type="float">
            <text:p>0.027464</text:p>
          </table:table-cell>
        </table:table-row>
        <table:table-row table:style-name="ro1">
          <table:table-cell office:value-type="string" calcext:value-type="string">
            <text:p>735nm</text:p>
          </table:table-cell>
          <table:table-cell office:value-type="float" office:value="0.028005" calcext:value-type="float">
            <text:p>0.028005</text:p>
          </table:table-cell>
        </table:table-row>
        <table:table-row table:style-name="ro1">
          <table:table-cell office:value-type="string" calcext:value-type="string">
            <text:p>736nm</text:p>
          </table:table-cell>
          <table:table-cell office:value-type="float" office:value="0.029477" calcext:value-type="float">
            <text:p>0.029477</text:p>
          </table:table-cell>
        </table:table-row>
        <table:table-row table:style-name="ro1">
          <table:table-cell office:value-type="string" calcext:value-type="string">
            <text:p>737nm</text:p>
          </table:table-cell>
          <table:table-cell office:value-type="float" office:value="0.029274" calcext:value-type="float">
            <text:p>0.029274</text:p>
          </table:table-cell>
        </table:table-row>
        <table:table-row table:style-name="ro1">
          <table:table-cell office:value-type="string" calcext:value-type="string">
            <text:p>738nm</text:p>
          </table:table-cell>
          <table:table-cell office:value-type="float" office:value="0.027317" calcext:value-type="float">
            <text:p>0.027317</text:p>
          </table:table-cell>
        </table:table-row>
        <table:table-row table:style-name="ro1">
          <table:table-cell office:value-type="string" calcext:value-type="string">
            <text:p>739nm</text:p>
          </table:table-cell>
          <table:table-cell office:value-type="float" office:value="0.025357" calcext:value-type="float">
            <text:p>0.025357</text:p>
          </table:table-cell>
        </table:table-row>
        <table:table-row table:style-name="ro1">
          <table:table-cell office:value-type="string" calcext:value-type="string">
            <text:p>740nm</text:p>
          </table:table-cell>
          <table:table-cell office:value-type="float" office:value="0.024082" calcext:value-type="float">
            <text:p>0.024082</text:p>
          </table:table-cell>
        </table:table-row>
        <table:table-row table:style-name="ro1">
          <table:table-cell office:value-type="string" calcext:value-type="string">
            <text:p>741nm</text:p>
          </table:table-cell>
          <table:table-cell office:value-type="float" office:value="0.023074" calcext:value-type="float">
            <text:p>0.023074</text:p>
          </table:table-cell>
        </table:table-row>
        <table:table-row table:style-name="ro1">
          <table:table-cell office:value-type="string" calcext:value-type="string">
            <text:p>742nm</text:p>
          </table:table-cell>
          <table:table-cell office:value-type="float" office:value="0.021613" calcext:value-type="float">
            <text:p>0.021613</text:p>
          </table:table-cell>
        </table:table-row>
        <table:table-row table:style-name="ro1">
          <table:table-cell office:value-type="string" calcext:value-type="string">
            <text:p>743nm</text:p>
          </table:table-cell>
          <table:table-cell office:value-type="float" office:value="0.019773" calcext:value-type="float">
            <text:p>0.019773</text:p>
          </table:table-cell>
        </table:table-row>
        <table:table-row table:style-name="ro1">
          <table:table-cell office:value-type="string" calcext:value-type="string">
            <text:p>744nm</text:p>
          </table:table-cell>
          <table:table-cell office:value-type="float" office:value="0.018976" calcext:value-type="float">
            <text:p>0.018976</text:p>
          </table:table-cell>
        </table:table-row>
        <table:table-row table:style-name="ro1">
          <table:table-cell office:value-type="string" calcext:value-type="string">
            <text:p>745nm</text:p>
          </table:table-cell>
          <table:table-cell office:value-type="float" office:value="0.019862" calcext:value-type="float">
            <text:p>0.019862</text:p>
          </table:table-cell>
        </table:table-row>
        <table:table-row table:style-name="ro1">
          <table:table-cell office:value-type="string" calcext:value-type="string">
            <text:p>746nm</text:p>
          </table:table-cell>
          <table:table-cell office:value-type="float" office:value="0.021361" calcext:value-type="float">
            <text:p>0.021361</text:p>
          </table:table-cell>
        </table:table-row>
        <table:table-row table:style-name="ro1">
          <table:table-cell office:value-type="string" calcext:value-type="string">
            <text:p>747nm</text:p>
          </table:table-cell>
          <table:table-cell office:value-type="float" office:value="0.022608" calcext:value-type="float">
            <text:p>0.022608</text:p>
          </table:table-cell>
        </table:table-row>
        <table:table-row table:style-name="ro1">
          <table:table-cell office:value-type="string" calcext:value-type="string">
            <text:p>748nm</text:p>
          </table:table-cell>
          <table:table-cell office:value-type="float" office:value="0.023231" calcext:value-type="float">
            <text:p>0.023231</text:p>
          </table:table-cell>
        </table:table-row>
        <table:table-row table:style-name="ro1">
          <table:table-cell office:value-type="string" calcext:value-type="string">
            <text:p>749nm</text:p>
          </table:table-cell>
          <table:table-cell office:value-type="float" office:value="0.023663" calcext:value-type="float">
            <text:p>0.023663</text:p>
          </table:table-cell>
        </table:table-row>
        <table:table-row table:style-name="ro1">
          <table:table-cell office:value-type="string" calcext:value-type="string">
            <text:p>750nm</text:p>
          </table:table-cell>
          <table:table-cell office:value-type="float" office:value="0.023432" calcext:value-type="float">
            <text:p>0.023432</text:p>
          </table:table-cell>
        </table:table-row>
        <table:table-row table:style-name="ro1">
          <table:table-cell office:value-type="string" calcext:value-type="string">
            <text:p>751nm</text:p>
          </table:table-cell>
          <table:table-cell office:value-type="float" office:value="0.022186" calcext:value-type="float">
            <text:p>0.022186</text:p>
          </table:table-cell>
        </table:table-row>
        <table:table-row table:style-name="ro1">
          <table:table-cell office:value-type="string" calcext:value-type="string">
            <text:p>752nm</text:p>
          </table:table-cell>
          <table:table-cell office:value-type="float" office:value="0.020159" calcext:value-type="float">
            <text:p>0.020159</text:p>
          </table:table-cell>
        </table:table-row>
        <table:table-row table:style-name="ro1">
          <table:table-cell office:value-type="string" calcext:value-type="string">
            <text:p>753nm</text:p>
          </table:table-cell>
          <table:table-cell office:value-type="float" office:value="0.018388" calcext:value-type="float">
            <text:p>0.018388</text:p>
          </table:table-cell>
        </table:table-row>
        <table:table-row table:style-name="ro1">
          <table:table-cell office:value-type="string" calcext:value-type="string">
            <text:p>754nm</text:p>
          </table:table-cell>
          <table:table-cell office:value-type="float" office:value="0.016913" calcext:value-type="float">
            <text:p>0.016913</text:p>
          </table:table-cell>
        </table:table-row>
        <table:table-row table:style-name="ro1">
          <table:table-cell office:value-type="string" calcext:value-type="string">
            <text:p>755nm</text:p>
          </table:table-cell>
          <table:table-cell office:value-type="float" office:value="0.015433" calcext:value-type="float">
            <text:p>0.015433</text:p>
          </table:table-cell>
        </table:table-row>
        <table:table-row table:style-name="ro1">
          <table:table-cell office:value-type="string" calcext:value-type="string">
            <text:p>756nm</text:p>
          </table:table-cell>
          <table:table-cell office:value-type="float" office:value="0.0142" calcext:value-type="float">
            <text:p>0.0142</text:p>
          </table:table-cell>
        </table:table-row>
        <table:table-row table:style-name="ro1">
          <table:table-cell office:value-type="string" calcext:value-type="string">
            <text:p>757nm</text:p>
          </table:table-cell>
          <table:table-cell office:value-type="float" office:value="0.013964" calcext:value-type="float">
            <text:p>0.013964</text:p>
          </table:table-cell>
        </table:table-row>
        <table:table-row table:style-name="ro1">
          <table:table-cell office:value-type="string" calcext:value-type="string">
            <text:p>758nm</text:p>
          </table:table-cell>
          <table:table-cell office:value-type="float" office:value="0.014488" calcext:value-type="float">
            <text:p>0.014488</text:p>
          </table:table-cell>
        </table:table-row>
        <table:table-row table:style-name="ro1">
          <table:table-cell office:value-type="string" calcext:value-type="string">
            <text:p>759nm</text:p>
          </table:table-cell>
          <table:table-cell office:value-type="float" office:value="0.014997" calcext:value-type="float">
            <text:p>0.014997</text:p>
          </table:table-cell>
        </table:table-row>
        <table:table-row table:style-name="ro1">
          <table:table-cell office:value-type="string" calcext:value-type="string">
            <text:p>760nm</text:p>
          </table:table-cell>
          <table:table-cell office:value-type="float" office:value="0.014231" calcext:value-type="float">
            <text:p>0.014231</text:p>
          </table:table-cell>
        </table:table-row>
        <table:table-row table:style-name="ro1">
          <table:table-cell office:value-type="string" calcext:value-type="string">
            <text:p>761nm</text:p>
          </table:table-cell>
          <table:table-cell office:value-type="float" office:value="0.012905" calcext:value-type="float">
            <text:p>0.012905</text:p>
          </table:table-cell>
        </table:table-row>
        <table:table-row table:style-name="ro1">
          <table:table-cell office:value-type="string" calcext:value-type="string">
            <text:p>762nm</text:p>
          </table:table-cell>
          <table:table-cell office:value-type="float" office:value="0.011544" calcext:value-type="float">
            <text:p>0.011544</text:p>
          </table:table-cell>
        </table:table-row>
        <table:table-row table:style-name="ro1">
          <table:table-cell office:value-type="string" calcext:value-type="string">
            <text:p>763nm</text:p>
          </table:table-cell>
          <table:table-cell office:value-type="float" office:value="0.011076" calcext:value-type="float">
            <text:p>0.011076</text:p>
          </table:table-cell>
        </table:table-row>
        <table:table-row table:style-name="ro1">
          <table:table-cell office:value-type="string" calcext:value-type="string">
            <text:p>764nm</text:p>
          </table:table-cell>
          <table:table-cell office:value-type="float" office:value="0.011555" calcext:value-type="float">
            <text:p>0.011555</text:p>
          </table:table-cell>
        </table:table-row>
        <table:table-row table:style-name="ro1">
          <table:table-cell office:value-type="string" calcext:value-type="string">
            <text:p>765nm</text:p>
          </table:table-cell>
          <table:table-cell office:value-type="float" office:value="0.012165" calcext:value-type="float">
            <text:p>0.012165</text:p>
          </table:table-cell>
        </table:table-row>
        <table:table-row table:style-name="ro1">
          <table:table-cell office:value-type="string" calcext:value-type="string">
            <text:p>766nm</text:p>
          </table:table-cell>
          <table:table-cell office:value-type="float" office:value="0.012477" calcext:value-type="float">
            <text:p>0.012477</text:p>
          </table:table-cell>
        </table:table-row>
        <table:table-row table:style-name="ro1">
          <table:table-cell office:value-type="string" calcext:value-type="string">
            <text:p>767nm</text:p>
          </table:table-cell>
          <table:table-cell office:value-type="float" office:value="0.012296" calcext:value-type="float">
            <text:p>0.012296</text:p>
          </table:table-cell>
        </table:table-row>
        <table:table-row table:style-name="ro1">
          <table:table-cell office:value-type="string" calcext:value-type="string">
            <text:p>768nm</text:p>
          </table:table-cell>
          <table:table-cell office:value-type="float" office:value="0.011942" calcext:value-type="float">
            <text:p>0.011942</text:p>
          </table:table-cell>
        </table:table-row>
        <table:table-row table:style-name="ro1">
          <table:table-cell office:value-type="string" calcext:value-type="string">
            <text:p>769nm</text:p>
          </table:table-cell>
          <table:table-cell office:value-type="float" office:value="0.011332" calcext:value-type="float">
            <text:p>0.011332</text:p>
          </table:table-cell>
        </table:table-row>
        <table:table-row table:style-name="ro1">
          <table:table-cell office:value-type="string" calcext:value-type="string">
            <text:p>770nm</text:p>
          </table:table-cell>
          <table:table-cell office:value-type="float" office:value="0.011216" calcext:value-type="float">
            <text:p>0.011216</text:p>
          </table:table-cell>
        </table:table-row>
        <table:table-row table:style-name="ro1">
          <table:table-cell office:value-type="string" calcext:value-type="string">
            <text:p>771nm</text:p>
          </table:table-cell>
          <table:table-cell office:value-type="float" office:value="0.011191" calcext:value-type="float">
            <text:p>0.011191</text:p>
          </table:table-cell>
        </table:table-row>
        <table:table-row table:style-name="ro1">
          <table:table-cell office:value-type="string" calcext:value-type="string">
            <text:p>772nm</text:p>
          </table:table-cell>
          <table:table-cell office:value-type="float" office:value="0.010366" calcext:value-type="float">
            <text:p>0.010366</text:p>
          </table:table-cell>
        </table:table-row>
        <table:table-row table:style-name="ro1">
          <table:table-cell office:value-type="string" calcext:value-type="string">
            <text:p>773nm</text:p>
          </table:table-cell>
          <table:table-cell office:value-type="float" office:value="0.009913" calcext:value-type="float">
            <text:p>0.009913</text:p>
          </table:table-cell>
        </table:table-row>
        <table:table-row table:style-name="ro1">
          <table:table-cell office:value-type="string" calcext:value-type="string">
            <text:p>774nm</text:p>
          </table:table-cell>
          <table:table-cell office:value-type="float" office:value="0.01086" calcext:value-type="float">
            <text:p>0.01086</text:p>
          </table:table-cell>
        </table:table-row>
        <table:table-row table:style-name="ro1">
          <table:table-cell office:value-type="string" calcext:value-type="string">
            <text:p>775nm</text:p>
          </table:table-cell>
          <table:table-cell office:value-type="float" office:value="0.012376" calcext:value-type="float">
            <text:p>0.012376</text:p>
          </table:table-cell>
        </table:table-row>
        <table:table-row table:style-name="ro1">
          <table:table-cell office:value-type="string" calcext:value-type="string">
            <text:p>776nm</text:p>
          </table:table-cell>
          <table:table-cell office:value-type="float" office:value="0.01234" calcext:value-type="float">
            <text:p>0.01234</text:p>
          </table:table-cell>
        </table:table-row>
        <table:table-row table:style-name="ro1">
          <table:table-cell office:value-type="string" calcext:value-type="string">
            <text:p>777nm</text:p>
          </table:table-cell>
          <table:table-cell office:value-type="float" office:value="0.01106" calcext:value-type="float">
            <text:p>0.01106</text:p>
          </table:table-cell>
        </table:table-row>
        <table:table-row table:style-name="ro1">
          <table:table-cell office:value-type="string" calcext:value-type="string">
            <text:p>778nm</text:p>
          </table:table-cell>
          <table:table-cell office:value-type="float" office:value="0.01033" calcext:value-type="float">
            <text:p>0.01033</text:p>
          </table:table-cell>
        </table:table-row>
        <table:table-row table:style-name="ro1">
          <table:table-cell office:value-type="string" calcext:value-type="string">
            <text:p>779nm</text:p>
          </table:table-cell>
          <table:table-cell office:value-type="float" office:value="0.01033" calcext:value-type="float">
            <text:p>0.01033</text:p>
          </table:table-cell>
        </table:table-row>
        <table:table-row table:style-name="ro1">
          <table:table-cell office:value-type="string" calcext:value-type="string">
            <text:p>780nm</text:p>
          </table:table-cell>
          <table:table-cell office:value-type="float" office:value="0.01033" calcext:value-type="float">
            <text:p>0.0103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2-01T22:28:11.771126786</dc:date>
    <meta:editing-duration>PT14S</meta:editing-duration>
    <meta:editing-cycles>1</meta:editing-cycles>
    <meta:document-statistic meta:table-count="1" meta:cell-count="886" meta:object-count="0"/>
    <meta:generator>LibreOffice/5.1.6.2$Linux_X86_64 LibreOffice_project/10m0$Build-2</meta:generator>
  </office:meta>
</office:document-meta>
</file>